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italic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4];[.F214];[.D214];[.G214];[.H214])" office:value-type="string" office:string-value="Class 1: 607 - The Arcane Eternal" calcext:value-type="string">
            <text:p>Class 1: 607 - The Arcane Eternal</text:p>
          </table:table-cell>
          <table:table-cell table:style-name="ce6" office:value-type="float" office:value="607" calcext:value-type="float">
            <text:p>607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2: 604 - The Ashen Titan" calcext:value-type="string">
            <text:p>Class 2: 604 - The Ashen Titan</text:p>
          </table:table-cell>
          <table:table-cell table:style-name="ce6" office:value-type="float" office:value="604" calcext:value-type="float">
            <text:p>604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2]" office:value-type="float" office:value="2000" calcext:value-type="float">
            <text:p>2000.0</text:p>
          </table:table-cell>
          <table:table-cell/>
          <table:table-cell table:style-name="ce6"/>
          <table:table-cell table:style-name="ce32" table:formula="of:=[.V9]" office:value-type="float" office:value="116250673.51296" calcext:value-type="float">
            <text:p>116,250,674</text:p>
          </table:table-cell>
          <table:table-cell table:style-name="ce32"/>
          <table:table-cell table:style-name="ce11" table:formula="of:=[.W9]" office:value-type="float" office:value="5714704.8" calcext:value-type="float">
            <text:p>5,714,704.8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8160" calcext:value-type="float">
            <text:p>68160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48.6704" calcext:value-type="float">
            <text:p>248.7</text:p>
          </table:table-cell>
          <table:table-cell table:style-name="ce10" table:formula="of:=1.1%*(1+[.S22])/60" office:value-type="percentage" office:value="0.00364833333333333" calcext:value-type="percentage">
            <text:p>0.36%</text:p>
          </table:table-cell>
          <table:table-cell table:style-name="ce9" table:formula="of:=[.W2]*60" office:value-type="percentage" office:value="0.2189" calcext:value-type="percentage">
            <text:p>21.89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69.392" calcext:value-type="float">
            <text:p>769.392</text:p>
          </table:table-cell>
          <table:table-cell table:formula="of:=SUM([.AL3:.AL5])" office:value-type="float" office:value="1696.21699104" calcext:value-type="float">
            <text:p>1696.21699104</text:p>
          </table:table-cell>
          <table:table-cell table:formula="of:=SUM([.AM3:.AM5])" office:value-type="float" office:value="0.84810849552" calcext:value-type="float">
            <text:p>0.8481084955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6];[.F216];[.D216];[.G216];[.H216])" office:value-type="string" office:string-value="Class 3: 596 - The Primordial Arbiter" calcext:value-type="string">
            <text:p>Class 3: 596 - The Primordial Arbiter</text:p>
          </table:table-cell>
          <table:table-cell table:style-name="ce6" office:value-type="float" office:value="596" calcext:value-type="float">
            <text:p>596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530" calcext:value-type="float">
            <text:p>530</text:p>
          </table:table-cell>
          <table:table-cell table:style-name="ce5" table:formula="of:=[.E3]" office:value-type="float" office:value="530" calcext:value-type="float">
            <text:p>530.0</text:p>
          </table:table-cell>
          <table:table-cell/>
          <table:table-cell table:style-name="ce6"/>
          <table:table-cell table:style-name="ce6" table:formula="of:=[.V10]" office:value-type="float" office:value="55.14" calcext:value-type="float">
            <text:p>55.14</text:p>
          </table:table-cell>
          <table:table-cell table:style-name="ce6"/>
          <table:table-cell table:style-name="ce12" table:formula="of:=[.V10]" office:value-type="percentage" office:value="55.14" calcext:value-type="percentage">
            <text:p>5514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5300" calcext:value-type="float">
            <text:p>53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483" calcext:value-type="float">
            <text:p>483.0</text:p>
          </table:table-cell>
          <table:table-cell table:style-name="ce10" table:formula="of:=[.X3]/60" office:value-type="percentage" office:value="0.00383333333333333" calcext:value-type="percentage">
            <text:p>0.38%</text:p>
          </table:table-cell>
          <table:table-cell table:style-name="ce9" table:formula="of:=2%+([.F7]/100/100/2)" office:value-type="percentage" office:value="0.23" calcext:value-type="percentage">
            <text:p>23.0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Y22])" office:value-type="float" office:value="8883.5" calcext:value-type="float">
            <text:p>8883.5</text:p>
          </table:table-cell>
          <table:table-cell/>
          <table:table-cell table:style-name="ce6"/>
          <table:table-cell table:style-name="ce6" table:formula="of:=[.V11]" office:value-type="float" office:value="23.1" calcext:value-type="float">
            <text:p>23.1</text:p>
          </table:table-cell>
          <table:table-cell table:style-name="ce6"/>
          <table:table-cell table:style-name="ce12" table:formula="of:=[.V11]" office:value-type="percentage" office:value="23.1" calcext:value-type="percentage">
            <text:p>231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26000" calcext:value-type="float">
            <text:p>1260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583.17" calcext:value-type="float">
            <text:p>583.2</text:p>
          </table:table-cell>
          <table:table-cell table:style-name="ce10" table:formula="of:=[.X4]/60" office:value-type="percentage" office:value="0.00462833333333333" calcext:value-type="percentage">
            <text:p>0.46%</text:p>
          </table:table-cell>
          <table:table-cell table:style-name="ce9" table:formula="of:=1%*(1+3+3%*[.E91])+([.F7]/100/100/2)+1%" office:value-type="percentage" office:value="0.2777" calcext:value-type="percentage">
            <text:p>27.77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8]" office:value-type="float" office:value="6.9" calcext:value-type="float">
            <text:p>6.9</text:p>
          </table:table-cell>
          <table:table-cell table:number-columns-repeated="2"/>
          <table:table-cell table:formula="of:=[.AA4]*[.AC4]*[.AD4]*[.AE4]*[.AF4]*[.AG4]*[.AH4]" office:value-type="float" office:value="516.672" calcext:value-type="float">
            <text:p>516.672</text:p>
          </table:table-cell>
          <table:table-cell table:style-name="ce42" table:formula="of:=[.AK4]*2.20462" office:value-type="float" office:value="1139.06542464" calcext:value-type="float">
            <text:p>1139.07</text:p>
          </table:table-cell>
          <table:table-cell table:style-name="ce42" table:formula="of:=[.AL4]/2000" office:value-type="float" office:value="0.56953271232" calcext:value-type="float">
            <text:p>0.5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500" calcext:value-type="float">
            <text:p>500</text:p>
          </table:table-cell>
          <table:table-cell table:style-name="ce5" table:formula="of:=[.E5]*(1+[.AB22])" office:value-type="float" office:value="3925" calcext:value-type="float">
            <text:p>3925.0</text:p>
          </table:table-cell>
          <table:table-cell/>
          <table:table-cell table:style-name="ce6"/>
          <table:table-cell table:style-name="ce6" table:formula="of:=[.V12]" office:value-type="float" office:value="7.8" calcext:value-type="float">
            <text:p>7.8</text:p>
          </table:table-cell>
          <table:table-cell table:style-name="ce6"/>
          <table:table-cell table:style-name="ce12" table:formula="of:=[.V12]" office:value-type="percentage" office:value="7.8" calcext:value-type="percentage">
            <text:p>78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42.3904" calcext:value-type="float">
            <text:p>342.4</text:p>
          </table:table-cell>
          <table:table-cell table:style-name="ce10" table:formula="of:=1.1%*(1+[.S22]+750%)/60" office:value-type="percentage" office:value="0.00502333333333333" calcext:value-type="percentage">
            <text:p>0.50%</text:p>
          </table:table-cell>
          <table:table-cell table:style-name="ce9" table:formula="of:=[.W5]*60" office:value-type="percentage" office:value="0.3014" calcext:value-type="percentage">
            <text:p>30.14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6]*(1+[.AE22])" office:value-type="float" office:value="32600" calcext:value-type="float">
            <text:p>32600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9.4" calcext:value-type="percentage">
            <text:p>194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5398.32" calcext:value-type="float">
            <text:p>65398.32</text:p>
          </table:table-cell>
          <table:table-cell table:formula="of:=[.AL2]*[.$AJ$7]" office:value-type="float" office:value="144178.4442384" calcext:value-type="float">
            <text:p>144178.4442384</text:p>
          </table:table-cell>
          <table:table-cell table:formula="of:=[.AM2]*[.$AJ$7]" office:value-type="float" office:value="72.0892221192" calcext:value-type="float">
            <text:p>72.089222119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2100" calcext:value-type="float">
            <text:p>2100</text:p>
          </table:table-cell>
          <table:table-cell table:style-name="ce5" table:formula="of:=[.E7]*2" office:value-type="float" office:value="4200" calcext:value-type="float">
            <text:p>420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33290570.88" calcext:value-type="float">
            <text:p>33290570.8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116250673.51296" calcext:value-type="float">
            <text:p>116250673.51296</text:p>
          </table:table-cell>
          <table:table-cell table:style-name="ce6" table:formula="of:=([.T11]+[.T12])/2" office:value-type="float" office:value="5714704.8" calcext:value-type="float">
            <text:p>5714704.8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99210776.14592" calcext:value-type="float">
            <text:p>199210776.1459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5.14" calcext:value-type="percentage">
            <text:p>5514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7753352519748" calcext:value-type="percentage">
            <text:p>98.775%</text:p>
          </table:table-cell>
          <table:table-cell table:formula="of:=1/(1-[.R11])" office:value-type="float" office:value="81.655" calcext:value-type="float">
            <text:p>81.655</text:p>
          </table:table-cell>
          <table:table-cell table:formula="of:=[.$T$2]*[.S11]" office:value-type="float" office:value="5565604.8" calcext:value-type="float">
            <text:p>5565604.8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23.1" calcext:value-type="percentage">
            <text:p>231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8376147855399" calcext:value-type="percentage">
            <text:p>98.838%</text:p>
          </table:table-cell>
          <table:table-cell table:formula="of:=1/(1-[.R12])" office:value-type="float" office:value="86.0300000000001" calcext:value-type="float">
            <text:p>86.0300000000001</text:p>
          </table:table-cell>
          <table:table-cell table:formula="of:=[.$T$2]*[.S12]" office:value-type="float" office:value="5863804.8" calcext:value-type="float">
            <text:p>5863804.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7.8" calcext:value-type="percentage">
            <text:p>78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6:.E226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8064750187573" calcext:value-type="percentage">
            <text:p>98.806%</text:p>
          </table:table-cell>
          <table:table-cell table:style-name="ce14" table:formula="of:=([.S11]+[.S12])/2" office:value-type="float" office:value="83.8425" calcext:value-type="float">
            <text:p>83.8</text:p>
          </table:table-cell>
          <table:table-cell table:formula="of:=[.$T$2]*[.S13]" office:value-type="float" office:value="5714704.8" calcext:value-type="float">
            <text:p>5714704.8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06" calcext:value-type="percentage">
            <text:p>10.60%</text:p>
          </table:table-cell>
          <table:table-cell table:number-columns-repeated="9"/>
          <table:table-cell table:style-name="ce9" table:formula="of:=([.AU30]+[.AV30]*[.$E30])" office:value-type="percentage" office:value="0.55" calcext:value-type="percentage">
            <text:p>55.00%</text:p>
          </table:table-cell>
          <table:table-cell/>
          <table:table-cell table:style-name="ce9" table:formula="of:=[.AX53]+[.AY53]*[.E53]" office:value-type="percentage" office:value="0.172" calcext:value-type="percentage">
            <text:p>17.2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3];[.$E$2])" office:value-type="string" office:string-value="Vit: 2000" calcext:value-type="string">
            <text:p>Vit: 2000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7];[.$E$3])" office:value-type="string" office:string-value="End:  530" calcext:value-type="string">
            <text:p>End: <text:s/>53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9014610567945" calcext:value-type="percentage">
            <text:p>98.901%</text:p>
          </table:table-cell>
          <table:table-cell table:formula="of:=1/(1-[.R16])" office:value-type="float" office:value="91.0299999999997" calcext:value-type="float">
            <text:p>91.0299999999997</text:p>
          </table:table-cell>
          <table:table-cell table:formula="of:=[.$T$2]*[.S16]" office:value-type="float" office:value="6204604.79999998" calcext:value-type="float">
            <text:p>6204604.79999998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8];[.$F$228];[.$L$228];[.$G$228];[.$H$228];[.$I$228])" office:value-type="string" office:string-value="Str:  545  [8,883.5]" calcext:value-type="string">
            <text:p>Str: <text:s/>545 <text:s/>[8,883.5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9518369058225" calcext:value-type="percentage">
            <text:p>98.952%</text:p>
          </table:table-cell>
          <table:table-cell table:formula="of:=1/(1-[.R17])" office:value-type="float" office:value="95.4049999999998" calcext:value-type="float">
            <text:p>95.4049999999998</text:p>
          </table:table-cell>
          <table:table-cell table:formula="of:=[.$T$2]*[.S17]" office:value-type="float" office:value="6502804.79999998" calcext:value-type="float">
            <text:p>6502804.79999998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9];[.$F$229];[.$L$229];[.$G$229];[.$H$229];[.$I$229])" office:value-type="string" office:string-value="Dex:  500  [3,925.0]" calcext:value-type="string">
            <text:p>Dex: <text:s/>500 <text:s/>[3,925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9266489813085" calcext:value-type="percentage">
            <text:p>98.927%</text:p>
          </table:table-cell>
          <table:table-cell table:style-name="ce14" table:formula="of:=([.S16]+[.S17])/2" office:value-type="float" office:value="93.2174999999997" calcext:value-type="float">
            <text:p>93.2</text:p>
          </table:table-cell>
          <table:table-cell table:formula="of:=[.$T$2]*[.S18]" office:value-type="float" office:value="6353704.79999998" calcext:value-type="float">
            <text:p>6353704.79999998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30]; [.$F$230];[.$L$230];[.$G$230]; [.$H$230]; [.$I$230])" office:value-type="string" office:string-value="Int: 2000 [32,600.0]" calcext:value-type="string">
            <text:p>Int: 2000 [32,60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1];[.$E$7])" office:value-type="string" office:string-value="Wis: 2100" calcext:value-type="string">
            <text:p>Wis: 210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3]; [.F233])" office:value-type="string" office:string-value="Resilience: 5,514.0%" calcext:value-type="string">
            <text:p>Resilience: 5,514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9])" office:value-type="percentage" office:value="55.14" calcext:value-type="percentage">
            <text:p>551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9])" office:value-type="percentage" office:value="18.9" calcext:value-type="percentage">
            <text:p>189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9])" office:value-type="percentage" office:value="19.4" calcext:value-type="percentage">
            <text:p>19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9])" office:value-type="percentage" office:value="15.3" calcext:value-type="percentage">
            <text:p>153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9])" office:value-type="percentage" office:value="6.85" calcext:value-type="percentage">
            <text:p>685.00%</text:p>
          </table:table-cell>
          <table:table-cell table:style-name="ce10" table:number-columns-repeated="2"/>
          <table:table-cell table:style-name="ce10" table:formula="of:=SUM([.AE27:.AE179])" office:value-type="percentage" office:value="15.3" calcext:value-type="percentage">
            <text:p>153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9])" office:value-type="percentage" office:value="23.1" calcext:value-type="percentage">
            <text:p>231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9])" office:value-type="percentage" office:value="4.984" calcext:value-type="percentage">
            <text:p>498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9])" office:value-type="percentage" office:value="1.484" calcext:value-type="percentage">
            <text:p>148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9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9])" office:value-type="percentage" office:value="6.36" calcext:value-type="percentage">
            <text:p>63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9])" office:value-type="percentage" office:value="7.7" calcext:value-type="percentage">
            <text:p>77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9])" office:value-type="percentage" office:value="2.408" calcext:value-type="percentage">
            <text:p>240.8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4]; [.F234])" office:value-type="string" office:string-value="w/Mantle:   6,264.0%" calcext:value-type="string">
            <text:p>w/Mantle: <text:s text:c="2"/>6,264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5])" office:value-type="string" office:string-value="Speed+:     2,310.0%" calcext:value-type="string">
            <text:p>Speed+: <text:s text:c="4"/>2,310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607" calcext:value-type="float">
            <text:p>607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6])" office:value-type="string" office:string-value="Damage+:    1,940.0%" calcext:value-type="string">
            <text:p>Damage+: <text:s text:c="3"/>1,940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9" calcext:value-type="float">
            <text:p>29</text:p>
          </table:table-cell>
          <table:table-cell table:style-name="ce2" table:formula="of:=[.D25]+([.C25]-1)*20" office:value-type="float" office:value="69" calcext:value-type="float">
            <text:p>69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6]+([.C26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8];[.C238])" office:value-type="string" office:string-value="Health:   68,160" calcext:value-type="string">
            <text:p>Health: <text:s text:c="2"/>68,16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9" calcext:value-type="float">
            <text:p>29</text:p>
          </table:table-cell>
          <table:table-cell table:style-name="ce3" table:formula="of:=[.D27]+([.C27]-1)*20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845" calcext:value-type="percentage">
            <text:p>84.50%</text:p>
          </table:table-cell>
          <table:table-cell table:style-name="ce35" table:formula="of:=[.P27]" office:value-type="percentage" office:value="8.45" calcext:value-type="percentage">
            <text:p>84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8.45" calcext:value-type="percentage">
            <text:p>84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8.45" calcext:value-type="percentage">
            <text:p>84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8.45" calcext:value-type="percentage">
            <text:p>84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8.45" calcext:value-type="percentage">
            <text:p>845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9];[.C239])" office:value-type="string" office:string-value="Stamina:   5,300" calcext:value-type="string">
            <text:p>Stamina: <text:s text:c="2"/>5,3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6" calcext:value-type="float">
            <text:p>26</text:p>
          </table:table-cell>
          <table:table-cell table:formula="of:=[.D28]+([.C28]-1)*20" office:value-type="float" office:value="66" calcext:value-type="float">
            <text:p>66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40];[.C240])" office:value-type="string" office:string-value="Mana:    126,000" calcext:value-type="string">
            <text:p>Mana: <text:s text:c="3"/>126,0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4" table:formula="of:=[.D29]+([.C29]-1)*20" office:value-type="float" office:value="69" calcext:value-type="float">
            <text:p>69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0]+([.C30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35" calcext:value-type="percentage">
            <text:p>135.00%</text:p>
          </table:table-cell>
          <table:table-cell table:style-name="ce37" table:formula="of:=[.S30]" office:value-type="percentage" office:value="18.9" calcext:value-type="percentage">
            <text:p>189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8.9" calcext:value-type="percentage">
            <text:p>189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7.7" calcext:value-type="percentage">
            <text:p>770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1]+([.C31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1.1" calcext:value-type="percentage">
            <text:p>110.00%</text:p>
          </table:table-cell>
          <table:table-cell table:style-name="ce38" table:formula="of:=[.V31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3:.L243])" office:value-type="string" office:string-value="hp/s:     0.36% [248.7] [274.1s to full]" calcext:value-type="string">
            <text:p>hp/s: <text:s text:c="4"/>0.36% [248.7] [274.1s to full]</text:p>
          </table:table-cell>
          <table:table-cell table:style-name="ce13" office:value-type="string" calcext:value-type="string">
            <text:p>Eternal Huntress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32]+([.C32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4:.L244])" office:value-type="string" office:string-value="w/Mantle: 0.50% [342.4] [199.1s to full]" calcext:value-type="string">
            <text:p>w/Mantle: 0.50% [342.4] [199.1s to full]</text:p>
          </table:table-cell>
          <table:table-cell table:style-name="ce16" office:value-type="string" calcext:value-type="string">
            <text:p>Eternal Sight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9" calcext:value-type="float">
            <text:p>9</text:p>
          </table:table-cell>
          <table:table-cell table:style-name="ce16" table:formula="of:=[.D33]+([.C33]-1)*20" office:value-type="float" office:value="49" calcext:value-type="float">
            <text:p>49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5:.L245])" office:value-type="string" office:string-value="mp/s:     0.38% [483.0] [260.9s to full]" calcext:value-type="string">
            <text:p>mp/s: <text:s text:c="4"/>0.38% [483.0] [260.9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13" table:formula="of:=[.D34]+([.C34]-1)*20" office:value-type="float" office:value="67" calcext:value-type="float">
            <text:p>6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6:.L246])" office:value-type="string" office:string-value="w/Med:    0.46% [583.2] [216.1s to full]" calcext:value-type="string">
            <text:p>w/Med: <text:s text:c="3"/>0.46% [583.2] [216.1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604" calcext:value-type="float">
            <text:p>604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8];[.E248];[.F248];[.G248]; [.H248]; [.I248])" office:value-type="string" office:string-value="Mitigation:       98.806%     [hp x  83.84]" calcext:value-type="string">
            <text:p>Mitigation: <text:s text:c="6"/>98.806% <text:s text:c="4"/>[hp x <text:s/>83.84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7]+([.C37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6" calcext:value-type="percentage">
            <text:p>160.00%</text:p>
          </table:table-cell>
          <table:table-cell table:style-name="ce34" table:formula="of:=[.P37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9]; [.E249]; [.F249]; [.G249]; [.H249]; [.I249])" office:value-type="string" office:string-value="Effective Health: 5,714,704.8 [hp x 285.74]" calcext:value-type="string">
            <text:p>Effective Health: 5,714,704.8 [hp x 285.74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38]+([.C38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685" calcext:value-type="percentage">
            <text:p>68.50%</text:p>
          </table:table-cell>
          <table:table-cell table:style-name="ce9" table:formula="of:=[.P38]" office:value-type="percentage" office:value="6.85" calcext:value-type="percentage">
            <text:p>68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6.85" calcext:value-type="percentage">
            <text:p>685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6.85" calcext:value-type="percentage">
            <text:p>68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6.85" calcext:value-type="percentage">
            <text:p>68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6.85" calcext:value-type="percentage">
            <text:p>68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6.85" calcext:value-type="percentage">
            <text:p>685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3" table:formula="of:=[.D39]+([.C39]-1)*20" office:value-type="float" office:value="48" calcext:value-type="float">
            <text:p>48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9" calcext:value-type="float">
            <text:p>29</text:p>
          </table:table-cell>
          <table:table-cell table:formula="of:=[.D40]+([.C40]-1)*20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Mitigation:       98.901%     [hp x  91.03]" calcext:value-type="string">
            <text:p>Mitigation: <text:s text:c="6"/>98.901% <text:s text:c="4"/>[hp x <text:s/>91.03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4" table:formula="of:=[.D41]+([.C41]-1)*20" office:value-type="float" office:value="69" calcext:value-type="float">
            <text:p>6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2]; [.D252];[.E252];[.F252];[.G252]; [.H252]; [.I252])" office:value-type="string" office:string-value="Effective Health: 6,204,604.8 [hp x 310.23]" calcext:value-type="string">
            <text:p>Effective Health: 6,204,604.8 [hp x 310.23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3" calcext:value-type="float">
            <text:p>23</text:p>
          </table:table-cell>
          <table:table-cell table:style-name="ce13" table:formula="of:=[.D42]+([.C42]-1)*20" office:value-type="float" office:value="63" calcext:value-type="float">
            <text:p>63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6" calcext:value-type="float">
            <text:p>26</text:p>
          </table:table-cell>
          <table:table-cell table:style-name="ce15" table:formula="of:=[.D43]+([.C43]-1)*20" office:value-type="float" office:value="66" calcext:value-type="float">
            <text:p>6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44]+([.C44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53" calcext:value-type="percentage">
            <text:p>53.00%</text:p>
          </table:table-cell>
          <table:table-cell table:style-name="ce37" table:formula="of:=[.AT44]" office:value-type="percentage" office:value="6.36" calcext:value-type="percentage">
            <text:p>636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6.36" calcext:value-type="percentage">
            <text:p>636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5]; &quot;-&quot;; [.I255]; [.K255]; [.B25]; [.L255]; [.D255]; [.M255]; [.N255]; [.O255]; [.P255];[.Q255];[.R255];[.S255] )" office:value-type="string" office:string-value="3-29 Archon Strike [E]               x5 [19.5m range]" calcext:value-type="string">
            <text:p>3-29 Archon Strike [E] <text:s text:c="14"/>x5 [19.5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45]+([.C45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65" calcext:value-type="percentage">
            <text:p>65.00%</text:p>
          </table:table-cell>
          <table:table-cell table:style-name="ce39" table:formula="of:=[.AH45]" office:value-type="percentage" office:value="7.8" calcext:value-type="percentage">
            <text:p>780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7.8" calcext:value-type="percentage">
            <text:p>780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7.8" calcext:value-type="percentage">
            <text:p>780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6]; &quot;-&quot;; [.I256]; [.K256]; [.B26]; [.L256]; [.D256]; [.M256]; [.N256]; [.O256]; [.P256];[.Q256];[.R256];[.S256] )" office:value-type="string" office:string-value="3-30 Sentinel Reconstruction [E]     x5 " calcext:value-type="string">
            <text:p>3-30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D46]+([.C46]-1)*20" office:value-type="float" office:value="68" calcext:value-type="float">
            <text:p>6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84" calcext:value-type="percentage">
            <text:p>84.00%</text:p>
          </table:table-cell>
          <table:table-cell table:style-name="ce37" table:formula="of:=[.V46]" office:value-type="percentage" office:value="8.4" calcext:value-type="percentage">
            <text:p>84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8.4" calcext:value-type="percentage">
            <text:p>84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7]; [.L257]; [.D257]; [.M257]; [.N257]; [.O257]; [.P257];[.Q257];[.R257];[.S257] )" office:value-type="string" office:string-value="3-29 Azarinth Awakening [E]         x10 [84.5% =&gt; 845.0% Resilience, Speed, Intelligence and Strength]" calcext:value-type="string">
            <text:p>3-29 Azarinth Awakening [E] <text:s text:c="8"/>x10 [84.5% =&gt; 845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8]; &quot;-&quot;; [.I258]; [.K258]; [.B28]; [.L258]; [.D258]; [.M258]; [.N258]; [.O258]; [.P258];[.Q258];[.R258];[.S258] )" office:value-type="string" office:string-value="3-26 Transfer [E]                    x1 " calcext:value-type="string">
            <text:p>3-26 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96" calcext:value-type="float">
            <text:p>596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9]; &quot;-&quot;; [.I259]; [.K259]; [.B29]; [.L259]; [.D259]; [.M259]; [.N259]; [.O259]; [.P259];[.Q259];[.R259];[.S259] )" office:value-type="string" office:string-value="3-29 Arcane Dominion [E]             x1 " calcext:value-type="string">
            <text:p>3-29 Arcane Dominion [E] <text:s text:c="12"/>x1 </text:p>
          </table:table-cell>
          <table:table-cell table:style-name="ce2" office:value-type="string" calcext:value-type="string">
            <text:p>Primordial Shift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" table:formula="of:=[.D49]+([.C49]-1)*20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60]; &quot;-&quot;; [.I260]; [.K260]; [.B30]; [.L260]; [.D260]; [.M260]; [.N260]; [.O260]; [.P260];[.Q260];[.R260];[.S260] )" office:value-type="string" office:string-value="3-30 Sentinel Core [E]              x14 [55.0% =&gt; 770.0% Durability, 135.0% =&gt; 1,890.0% Health Regen, 25.0% =&gt; 350.0% Magic Resistance]" calcext:value-type="string">
            <text:p>3-30 Sentinel Core [E] <text:s text:c="13"/>x14 [55.0% =&gt; 770.0% Durability, 135.0% =&gt; 1,890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D50]+([.C50]-1)*20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74" calcext:value-type="percentage">
            <text:p>74.00%</text:p>
          </table:table-cell>
          <table:table-cell table:style-name="ce9" table:formula="of:=[.P50]" office:value-type="percentage" office:value="9.62" calcext:value-type="percentage">
            <text:p>962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9.62" calcext:value-type="percentage">
            <text:p>96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1]; &quot;-&quot;; [.I261]; [.K261]; [.B31]; [.L261]; [.D261]; [.M261]; [.N261]; [.O261]; [.P261];[.Q261];[.R261];[.S261]; [.T261]; [.U261]; [.V261] )" office:value-type="string" office:string-value="3-30 Eternal Brawling [E]           x10 [110.0% =&gt; 1,100.0% Damage, 8.50% DR/attack]" calcext:value-type="string">
            <text:p>3-30 Eternal Brawling [E] <text:s text:c="10"/>x10 [110.0% =&gt; 1,100.0% Damage, 8.50% DR/attack]</text:p>
          </table:table-cell>
          <table:table-cell table:style-name="ce3" office:value-type="string" calcext:value-type="string">
            <text:p>Fabric Tear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2" calcext:value-type="float">
            <text:p>22</text:p>
          </table:table-cell>
          <table:table-cell table:style-name="ce3" table:formula="of:=[.D51]+([.C51]-1)*20" office:value-type="float" office:value="62" calcext:value-type="float">
            <text:p>6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2]; &quot;-&quot;; [.I262]; [.K262]; [.B32]; [.L262]; [.D262]; [.M262]; [.N262]; [.O262]; [.P262];[.Q262];[.R262];[.S262] )" office:value-type="string" office:string-value="3-4  Eternal Huntress [E]           x10 " calcext:value-type="string">
            <text:p>3-4 <text:s/>Eternal Huntress [E] <text:s text:c="10"/>x10 </text:p>
          </table:table-cell>
          <table:table-cell table:style-name="ce13" office:value-type="string" calcext:value-type="string">
            <text:p>Reality Warp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52]+([.C52]-1)*20" office:value-type="float" office:value="43" calcext:value-type="float">
            <text:p>43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3]; &quot;-&quot;; [.I263]; [.K263]; [.B33]; [.L263]; [.D263]; [.M263]; [.N263]; [.O263]; [.P263];[.Q263];[.R263];[.S263] )" office:value-type="string" office:string-value="3-9  Eternal Sight [E]              x10 " calcext:value-type="string">
            <text:p>3-9 <text:s/>Eternal Sight [E] <text:s text:c="13"/>x10 </text:p>
          </table:table-cell>
          <table:table-cell table:style-name="ce15" office:value-type="string" calcext:value-type="string">
            <text:p>Primordial Flesh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6" calcext:value-type="float">
            <text:p>16</text:p>
          </table:table-cell>
          <table:table-cell table:style-name="ce15" table:formula="of:=[.D53]+([.C53]-1)*20" office:value-type="float" office:value="56" calcext:value-type="float">
            <text:p>5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43" calcext:value-type="percentage">
            <text:p>43.00%</text:p>
          </table:table-cell>
          <table:table-cell table:style-name="ce38" table:formula="of:=[.P53]" office:value-type="percentage" office:value="6.02" calcext:value-type="percentage">
            <text:p>602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6.02" calcext:value-type="percentage">
            <text:p>602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484" calcext:value-type="percentage">
            <text:p>148.4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484" calcext:value-type="percentage">
            <text:p>148.4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408" calcext:value-type="percentage">
            <text:p>240.8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4]; &quot;-&quot;; [.I264]; [.K264]; [.B34]; [.L264]; [.D264]; [.M264]; [.N264]; [.O264]; [.P264];[.Q264];[.R264];[.S264] )" office:value-type="string" office:string-value="3-27 Arcane Circulation [E]         x10 [125.0% to Deconstruction/Reconstruction]" calcext:value-type="string">
            <text:p>3-27 Arcane Circulation [E] <text:s text:c="8"/>x10 [125.0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2" calcext:value-type="float">
            <text:p>22</text:p>
          </table:table-cell>
          <table:table-cell table:style-name="ce13" table:formula="of:=[.D54]+([.C54]-1)*20" office:value-type="float" office:value="62" calcext:value-type="float">
            <text:p>6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2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7]; [.L267]; [.D267]; [.M267]; [.N267]; [.O267]; [.P267];[.Q267];[.R267];[.S267] )" office:value-type="string" office:string-value="3-30 Mantle of the Titan [E]        x12 [160.0% =&gt; 1,920.0% Resilience]" calcext:value-type="string">
            <text:p>3-30 Mantle of the Titan [E] <text:s text:c="7"/>x12 [160.0% =&gt; 1,920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8]; [.L268]; [.D268]; [.M268]; [.N268]; [.O268]; [.P268];[.Q268];[.R268];[.S268] )" office:value-type="string" office:string-value="3-27 Titan Core [E]                 x10 [68.5% =&gt; 685.0% Resilience, Speed, Strength, Intelligence and Dexterity, 10% =&gt; 100% weight/min]" calcext:value-type="string">
            <text:p>3-27 Titan Core [E] <text:s text:c="16"/>x10 [68.5% =&gt; 685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39]; [.L269]; [.D269]; [.M269]; [.N269]; [.O269]; [.P269];[.Q269];[.R269];[.S269] )" office:value-type="string" office:string-value="3-8  Origin of Ash and Embers [E]    x3 " calcext:value-type="string">
            <text:p>3-8 <text:s/>Origin of Ash and Embers [E] <text:s text:c="3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0]; &quot;-&quot;; [.I270]; [.K270]; [.B40]; [.L270]; [.D270]; [.M270]; [.N270]; [.O270]; [.P270];[.Q270];[.R270];[.S270] )" office:value-type="string" office:string-value="3-29 Embered Heart [E]              x12 " calcext:value-type="string">
            <text:p>3-29 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1]; [.L271]; [.D271]; [.M271]; [.N271]; [.O271]; [.P271];[.Q271];[.R271];[.S271] )" office:value-type="string" office:string-value="3-29 Tempered Seal [E]               x3 " calcext:value-type="string">
            <text:p>3-29 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2]; [.L272]; [.D272]; [.M272]; [.N272]; [.O272]; [.P272];[.Q272];[.R272];[.S272] )" office:value-type="string" office:string-value="3-23 Authority of Ash and Ember [E]  x3 " calcext:value-type="string">
            <text:p>3-23 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3]; [.L273]; [.D273]; [.M273]; [.N273]; [.O273]; [.P273];[.Q273];[.R273];[.S273] )" office:value-type="string" office:string-value="3-26 Ashen Wings [E]                x12 " calcext:value-type="string">
            <text:p>3-26 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4]; &quot;-&quot;; [.I274]; [.K274]; [.B44]; [.L274]; [.D274]; [.M274]; [.N274]; [.O274]; [.P274];[.Q274];[.R274];[.S274] )" office:value-type="string" office:string-value="3-6  Vision of Ash [E]              x12 [53.0% =&gt; 636.0% Perception]" calcext:value-type="string">
            <text:p>3-6 <text:s/>Vision of Ash [E] <text:s text:c="13"/>x12 [53.0% =&gt; 636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5]; [.L275]; [.D275]; [.M275]; [.N275]; [.O275]; [.P275];[.Q275];[.R275];[.S275] )" office:value-type="string" office:string-value="3-30 Avatar of Ash [E]              x12 [65.0% =&gt; 780.0% Reflexes and Speed]" calcext:value-type="string">
            <text:p>3-30 Avatar of Ash [E] <text:s text:c="13"/>x12 [65.0% =&gt; 780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6]; &quot;-&quot;; [.I276]; [.K276]; [.B46]; [.L276]; [.D276]; [.M276]; [.N276]; [.O276]; [.P276];[.Q276];[.R276];[.S276] )" office:value-type="string" office:string-value="3-28 Embered Form [E]               x10 [84.0% =&gt; 840.0% Damage]" calcext:value-type="string">
            <text:p>3-28 Embered Form [E] <text:s text:c="14"/>x10 [84.0% =&gt; 840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9]; &quot;-&quot;; [.I279]; [.K279]; [.B49]; [.L279]; [.D279]; [.M279]; [.N279]; [.O279]; [.P279];[.Q279];[.R279];[.S279] )" office:value-type="string" office:string-value="3-5  Primordial Shift [E]            x9 " calcext:value-type="string">
            <text:p>3-5 <text:s/>Primordial Shift [E] <text:s text:c="11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0]; [.L280]; [.D280]; [.M280]; [.N280]; [.O280]; [.P280];[.Q280];[.R280];[.S280] )" office:value-type="string" office:string-value="3-28 Fires of Creation [E]          x13 [74.0% =&gt; 962.0% Resilience, 9.50% mana/health returned]" calcext:value-type="string">
            <text:p>3-28 Fires of Creation [E] <text:s text:c="9"/>x13 [74.0% =&gt; 962.0% Resilience, 9.5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1]; [.L281]; [.D281]; [.M281]; [.N281]; [.O281]; [.P281];[.Q281];[.R281];[.S281] )" office:value-type="string" office:string-value="3-22 Fabric Tear [E]                 x4 " calcext:value-type="string">
            <text:p>3-22 Fabric Tear [E] <text:s text:c="16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2]; &quot;-&quot;; [.I282]; [.K282]; [.B52]; [.L282]; [.D282]; [.M282]; [.N282]; [.O282]; [.P282];[.Q282];[.R282];[.S282] )" office:value-type="string" office:string-value="3-3  Reality Warp [E]                x4 " calcext:value-type="string">
            <text:p>3-3 <text:s/>Reality Warp [E] <text:s text:c="15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3]; &quot;-&quot;; [.I283]; [.K283]; [.B53]; [.L283]; [.D283]; [.M283]; [.N283]; [.O283]; [.P283];[.Q283];[.R283];[.S283]; [.U283];[.V283]; [.W283]; [.X283] )" office:value-type="string" office:string-value="3-16 Primordial Flesh [E]           x14 [43.0% =&gt; 602.0% Resilience, 10.6% =&gt; 148.4% Physical Resistance, 5.0% =&gt; 148.4% Magic Resistance, 17.2% =&gt; 240.8% Health, 1.30% =&gt; 18.20%/minute]" calcext:value-type="string">
            <text:p>3-16 Primordial Flesh [E] <text:s text:c="10"/>x14 [43.0% =&gt; 602.0% Resilience, 10.6% =&gt; 148.4% Physical Resistance, 5.0% =&gt; 148.4% Magic Resistance, 17.2% =&gt; 240.8% Health, 1.30% =&gt; 18.2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4]; &quot;-&quot;; [.I284]; [.K284]; [.B54]; [.L284]; [.D284]; [.M284]; [.N284]; [.O284]; [.P284];[.Q284];[.R284];[.S284] )" office:value-type="string" office:string-value="3-22 Space Manipulation [E]         x13 " calcext:value-type="string">
            <text:p>3-22 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6:.F286])" office:value-type="string" office:string-value="Available [2760]: 3" calcext:value-type="string">
            <text:p>Available [2760]: 3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7])" office:value-type="float" office:value="2760" calcext:value-type="float">
            <text:p>2760</text:p>
          </table:table-cell>
          <table:table-cell table:formula="of:=FLOOR([.F77]/100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COUNTIF([.C78:.C167]; &quot;=3&quot;)" office:value-type="float" office:value="25" calcext:value-type="float">
            <text:p>25</text:p>
          </table:table-cell>
          <table:table-cell/>
          <table:table-cell table:formula="of:=[.G77]+[.H77]-[.I77]" office:value-type="float" office:value="3" calcext:value-type="float">
            <text:p>3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2-10 Ashen Limbs" calcext:value-type="string">
            <text:p>2-10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table:formula="of:=[.D78]+([.C78]-1)*20" office:value-type="float" office:value="30" calcext:value-type="float">
            <text:p>30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2-1  Azarinth Barrier [Mythic]" calcext:value-type="string">
            <text:p>2-1 <text:s/>Azarinth Barrier [Mythic]</text:p>
          </table:table-cell>
          <table:table-cell table:style-name="ce48" office:value-type="string" calcext:value-type="string">
            <text:p>Azarinth Barrier [Mythic]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formula="of:=[.D79]+([.C79]-1)*20" office:value-type="float" office:value="21" calcext:value-type="float">
            <text:p>21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2-9  Bulwark of Ash" calcext:value-type="string">
            <text:p>2-9 <text:s/>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9" calcext:value-type="float">
            <text:p>9</text:p>
          </table:table-cell>
          <table:table-cell table:formula="of:=[.D80]+([.C80]-1)*20" office:value-type="float" office:value="29" calcext:value-type="float">
            <text:p>29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1-10 Dancing" calcext:value-type="string">
            <text:p>1-10 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81]+([.C81]-1)*20" office:value-type="float" office:value="10" calcext:value-type="float">
            <text:p>10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3-30 Deviant of Humanity" calcext:value-type="string">
            <text:p>3-3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D82]+([.C82]-1)*20" office:value-type="float" office:value="70" calcext:value-type="float">
            <text:p>70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3];&quot;-&quot;;[.D83];[.F83];[.B83])" office:value-type="string" office:string-value="1-16 Drill " calcext:value-type="string">
            <text:p>1-16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D83]+([.C83]-1)*20" office:value-type="float" office:value="16" calcext:value-type="float">
            <text:p>16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7  Elos Standard language" calcext:value-type="string">
            <text:p>1-7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4]+([.C84]-1)*20" office:value-type="float" office:value="7" calcext:value-type="float">
            <text:p>7</text:p>
          </table:table-cell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5]+([.C85]-1)*20" office:value-type="float" office:value="15" calcext:value-type="float">
            <text:p>15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6];&quot;-&quot;;[.D86];[.F86];[.B86])" office:value-type="string" office:string-value="1-12 Gourmet" calcext:value-type="string">
            <text:p>1-12 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86]+([.C86]-1)*20" office:value-type="float" office:value="12" calcext:value-type="float">
            <text:p>12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8 Harmony of the Drowned" calcext:value-type="string">
            <text:p>1-18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87]+([.C87]-1)*20" office:value-type="float" office:value="18" calcext:value-type="float">
            <text:p>18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8]+([.C88]-1)*20" office:value-type="float" office:value="11" calcext:value-type="float">
            <text:p>11</text:p>
          </table:table-cell>
          <table:table-cell table:formula="of:=IF([.D88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9];&quot;-&quot;;[.D89];[.F89];[.B89]; [.G89]; [.H89]; [.I89]; [.J89]; [.K89])" office:value-type="string" office:string-value="2-4  Identify [Up to +76 - 683]" calcext:value-type="string">
            <text:p>2-4 <text:s/>Identify [Up to +76 - 683]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89]+([.C89]-1)*20" office:value-type="float" office:value="24" calcext:value-type="float">
            <text:p>24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Up to +</text:p>
          </table:table-cell>
          <table:table-cell table:style-name="ce13" table:formula="of:=24+40+[.D89]*3" office:value-type="float" office:value="76" calcext:value-type="float">
            <text:p>76</text:p>
          </table:table-cell>
          <table:table-cell table:style-name="ce13" office:value-type="string" calcext:value-type="string">
            <text:p><text:s/>- </text:p>
          </table:table-cell>
          <table:table-cell table:style-name="ce13" table:formula="of:=MAX([.B1:.B3])+[.H89]" office:value-type="float" office:value="683" calcext:value-type="float">
            <text:p>683</text:p>
          </table:table-cell>
          <table:table-cell table:style-name="ce13" office:value-type="string" calcext:value-type="string">
            <text:p>]</text:p>
          </table:table-cell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1];&quot;-&quot;;[.D91];[.F91];[.B91])" office:value-type="string" office:string-value="3-19 Meditation" calcext:value-type="string">
            <text:p>3-19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D91]+([.C91]-1)*20" office:value-type="float" office:value="59" calcext:value-type="float">
            <text:p>59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2-1  Minor Earth Manipulation" calcext:value-type="string">
            <text:p>2-1 <text:s/>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2]+([.C92]-1)*20" office:value-type="float" office:value="21" calcext:value-type="float">
            <text:p>21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8 Minor Ice Manipulation" calcext:value-type="string">
            <text:p>1-18 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93]+([.C93]-1)*20" office:value-type="float" office:value="18" calcext:value-type="float">
            <text:p>18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2-3  Minor Lava Manipulation" calcext:value-type="string">
            <text:p>2-3 <text:s/>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94]+([.C94]-1)*20" office:value-type="float" office:value="23" calcext:value-type="float">
            <text:p>23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)" office:value-type="string" office:string-value="3-20 Monster Hunter" calcext:value-type="string">
            <text:p>3-20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5]+([.C95]-1)*20" office:value-type="float" office:value="60" calcext:value-type="float">
            <text:p>6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; [.G96]; [.H96]; [.I96]; [.J96]; [.K96])" office:value-type="string" office:string-value="2-6  Monstrous [Within 0 lvls - 607+]" calcext:value-type="string">
            <text:p>2-6 <text:s/>Monstrous [Within 0 lvls - 607+]</text:p>
          </table:table-cell>
          <table:table-cell office:value-type="string" calcext:value-type="string">
            <text:p>Monstrou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6]+([.C96]-1)*20" office:value-type="float" office:value="26" calcext:value-type="float">
            <text:p>26</text:p>
          </table:table-cell>
          <table:table-cell table:formula="of:=IF([.D96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Within </text:p>
          </table:table-cell>
          <table:table-cell table:formula="of:=MAX(260-[.D96]*10-200; 0)" office:value-type="float" office:value="0" calcext:value-type="float">
            <text:p>0</text:p>
          </table:table-cell>
          <table:table-cell office:value-type="string" calcext:value-type="string">
            <text:p><text:s/>lvls - </text:p>
          </table:table-cell>
          <table:table-cell table:formula="of:=MAX([.B1:.B3])-[.H96]" office:value-type="float" office:value="607" calcext:value-type="float">
            <text:p>607</text:p>
          </table:table-cell>
          <table:table-cell office:value-type="string" calcext:value-type="string">
            <text:p>+]</text:p>
          </table:table-cell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7];&quot;-&quot;;[.D97];[.F97];[.B97])" office:value-type="string" office:string-value="2-16 Oxygen Repository" calcext:value-type="string">
            <text:p>2-16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D97]+([.C97]-1)*20" office:value-type="float" office:value="36" calcext:value-type="float">
            <text:p>36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2-18 Sage of Torment" calcext:value-type="string">
            <text:p>2-18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D98]+([.C98]-1)*20" office:value-type="float" office:value="38" calcext:value-type="float">
            <text:p>38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2-6  Soul Perception" calcext:value-type="string">
            <text:p>2-6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2-10 Spear of Ash" calcext:value-type="string">
            <text:p>2-10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0]+([.C100]-1)*20" office:value-type="float" office:value="30" calcext:value-type="float">
            <text:p>30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1];&quot;-&quot;;[.D101];[.F101];[.B101])" office:value-type="string" office:string-value="1-11 Teaching" calcext:value-type="string">
            <text:p>1-11 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01]+([.C101]-1)*20" office:value-type="float" office:value="11" calcext:value-type="float">
            <text:p>11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1-13 Telepathy" calcext:value-type="string">
            <text:p>1-13 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2]+([.C102]-1)*20" office:value-type="float" office:value="13" calcext:value-type="float">
            <text:p>13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3];&quot;-&quot;;[.D103];[.F103];[.B103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3]+([.C103]-1)*20" office:value-type="float" office:value="70" calcext:value-type="float">
            <text:p>7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4];&quot;-&quot;;[.D104];[.F104];[.B104])" office:value-type="string" office:string-value="2-4  Warhammer Mastery" calcext:value-type="string">
            <text:p>2-4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04]+([.C104]-1)*20" office:value-type="float" office:value="24" calcext:value-type="float">
            <text:p>24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6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3-28  [78% - 95%] Arcane Magic Resistance" calcext:value-type="string">
            <text:p>3-28 <text:s/>[78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D107]+([.C107]-1)*20" office:value-type="float" office:value="68" calcext:value-type="float">
            <text:p>68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formula="of:=TEXT(VLOOKUP([.E107];[.$BI$2:.$BK$82];2); &quot;0#%&quot;)" office:value-type="string" office:string-value="78%" calcext:value-type="string">
            <text:p>78%</text:p>
          </table:table-cell>
          <table:table-cell table:formula="of:=TEXT(VLOOKUP([.E107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7   [32% - 54%] Ash Magic Resistance" calcext:value-type="string">
            <text:p>2-7 <text:s text:c="2"/>[32% - 54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08]+([.C108]-1)*20" office:value-type="float" office:value="27" calcext:value-type="float">
            <text:p>27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I$2:.$BK$82];2); &quot;0#%&quot;)" office:value-type="string" office:string-value="32%" calcext:value-type="string">
            <text:p>32%</text:p>
          </table:table-cell>
          <table:table-cell table:formula="of:=TEXT(VLOOKUP([.E108];[.$BI$2:.$BK$82];3);  &quot;0#%&quot;)" office:value-type="string" office:string-value="54%" calcext:value-type="string">
            <text:p>5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I$2:.$BK$82];2); &quot;0#%&quot;)" office:value-type="string" office:string-value="45%" calcext:value-type="string">
            <text:p>45%</text:p>
          </table:table-cell>
          <table:table-cell table:formula="of:=TEXT(VLOOKUP([.E109];[.$BI$2:.$BK$82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8  [68% - 95%] Blast Resistance" calcext:value-type="string">
            <text:p>3-18 <text:s/>[68% - 95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10]+([.C110]-1)*20" office:value-type="float" office:value="58" calcext:value-type="float">
            <text:p>58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I$2:.$BK$82];2); &quot;0#%&quot;)" office:value-type="string" office:string-value="68%" calcext:value-type="string">
            <text:p>68%</text:p>
          </table:table-cell>
          <table:table-cell table:formula="of:=TEXT(VLOOKUP([.E110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8   [33% - 56%] Blight Resistance" calcext:value-type="string">
            <text:p>2-8 <text:s text:c="2"/>[33% - 56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11]+([.C111]-1)*20" office:value-type="float" office:value="28" calcext:value-type="float">
            <text:p>28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I$2:.$BK$82];2); &quot;0#%&quot;)" office:value-type="string" office:string-value="33%" calcext:value-type="string">
            <text:p>33%</text:p>
          </table:table-cell>
          <table:table-cell table:formula="of:=TEXT(VLOOKUP([.E111];[.$BI$2:.$BK$82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22  [72% - 95%] Blood Magic Resistance" calcext:value-type="string">
            <text:p>3-22 <text:s/>[72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112]+([.C112]-1)*20" office:value-type="float" office:value="62" calcext:value-type="float">
            <text:p>62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2];2); &quot;0#%&quot;)" office:value-type="string" office:string-value="72%" calcext:value-type="string">
            <text:p>72%</text:p>
          </table:table-cell>
          <table:table-cell table:formula="of:=TEXT(VLOOKUP([.E112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21  [51% - 82%] Blood Manipulation Resistance" calcext:value-type="string">
            <text:p>2-21 <text:s/>[51% - 82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1" calcext:value-type="float">
            <text:p>2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2];2); &quot;0#%&quot;)" office:value-type="string" office:string-value="51%" calcext:value-type="string">
            <text:p>51%</text:p>
          </table:table-cell>
          <table:table-cell table:formula="of:=TEXT(VLOOKUP([.E113];[.$BI$2:.$BK$82];3);  &quot;0#%&quot;)" office:value-type="string" office:string-value="82%" calcext:value-type="string">
            <text:p>82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Bone Magic Resistance" calcext:value-type="string">
            <text:p>2-20 <text:s/>[45% - 80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2];2); &quot;0#%&quot;)" office:value-type="string" office:string-value="45%" calcext:value-type="string">
            <text:p>45%</text:p>
          </table:table-cell>
          <table:table-cell table:formula="of:=TEXT(VLOOKUP([.E114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2];2); &quot;0#%&quot;)" office:value-type="string" office:string-value="45%" calcext:value-type="string">
            <text:p>45%</text:p>
          </table:table-cell>
          <table:table-cell table:formula="of:=TEXT(VLOOKUP([.E115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20  [45% - 80%] Crystal Resistance" calcext:value-type="string">
            <text:p>2-20 <text:s/>[45% - 8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6]+([.C116]-1)*20" office:value-type="float" office:value="40" calcext:value-type="float">
            <text:p>4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2];2); &quot;0#%&quot;)" office:value-type="string" office:string-value="45%" calcext:value-type="string">
            <text:p>45%</text:p>
          </table:table-cell>
          <table:table-cell table:formula="of:=TEXT(VLOOKUP([.E116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5  [65% - 95%] Curse Resistance" calcext:value-type="string">
            <text:p>3-15 <text:s/>[65% - 95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7]+([.C117]-1)*20" office:value-type="float" office:value="55" calcext:value-type="float">
            <text:p>55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I$2:.$BK$82];2); &quot;0#%&quot;)" office:value-type="string" office:string-value="65%" calcext:value-type="string">
            <text:p>65%</text:p>
          </table:table-cell>
          <table:table-cell table:formula="of:=TEXT(VLOOKUP([.E117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14  [39% - 68%] Dark Magic Resistance" calcext:value-type="string">
            <text:p>2-14 <text:s/>[39% - 68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D119]+([.C119]-1)*20" office:value-type="float" office:value="34" calcext:value-type="float">
            <text:p>34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2];2); &quot;0#%&quot;)" office:value-type="string" office:string-value="39%" calcext:value-type="string">
            <text:p>39%</text:p>
          </table:table-cell>
          <table:table-cell table:formula="of:=TEXT(VLOOKUP([.E119];[.$BI$2:.$BK$82];3);  &quot;0#%&quot;)" office:value-type="string" office:string-value="68%" calcext:value-type="string">
            <text:p>68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0]+([.C120]-1)*20" office:value-type="float" office:value="40" calcext:value-type="float">
            <text:p>4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I$2:.$BK$82];2); &quot;0#%&quot;)" office:value-type="string" office:string-value="45%" calcext:value-type="string">
            <text:p>45%</text:p>
          </table:table-cell>
          <table:table-cell table:formula="of:=TEXT(VLOOKUP([.E120];[.$BI$2:.$BK$82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1]+([.C121]-1)*20" office:value-type="float" office:value="28" calcext:value-type="float">
            <text:p>28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2];2); &quot;0#%&quot;)" office:value-type="string" office:string-value="33%" calcext:value-type="string">
            <text:p>33%</text:p>
          </table:table-cell>
          <table:table-cell table:formula="of:=TEXT(VLOOKUP([.E121];[.$BI$2:.$BK$82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2-6   [31% - 52%] Diamond Magic Resistance" calcext:value-type="string">
            <text:p>2-6 <text:s text:c="2"/>[31% - 52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22]+([.C122]-1)*20" office:value-type="float" office:value="26" calcext:value-type="float">
            <text:p>26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I$2:.$BK$82];2); &quot;0#%&quot;)" office:value-type="string" office:string-value="31%" calcext:value-type="string">
            <text:p>31%</text:p>
          </table:table-cell>
          <table:table-cell table:formula="of:=TEXT(VLOOKUP([.E122];[.$BI$2:.$BK$82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2-7   [32% - 54%] Divination Magic Resistance" calcext:value-type="string">
            <text:p>2-7 <text:s text:c="2"/>[32% - 54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23]+([.C123]-1)*20" office:value-type="float" office:value="27" calcext:value-type="float">
            <text:p>27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2];2); &quot;0#%&quot;)" office:value-type="string" office:string-value="32%" calcext:value-type="string">
            <text:p>32%</text:p>
          </table:table-cell>
          <table:table-cell table:formula="of:=TEXT(VLOOKUP([.E123];[.$BI$2:.$BK$82];3);  &quot;0#%&quot;)" office:value-type="string" office:string-value="54%" calcext:value-type="string">
            <text:p>54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1-10  [10% - 20%] Dust Magic Resistance" calcext:value-type="string">
            <text:p>1-10 <text:s/>[10% - 20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4]+([.C124]-1)*20" office:value-type="float" office:value="10" calcext:value-type="float">
            <text:p>1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2];2); &quot;0#%&quot;)" office:value-type="string" office:string-value="10%" calcext:value-type="string">
            <text:p>10%</text:p>
          </table:table-cell>
          <table:table-cell table:formula="of:=TEXT(VLOOKUP([.E124];[.$BI$2:.$BK$82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3-20  [70% - 95%] Earth Magic Resistance" calcext:value-type="string">
            <text:p>3-20 <text:s/>[70% - 95%] Earth Magic Resistance</text:p>
          </table:table-cell>
          <table:table-cell office:value-type="string" calcext:value-type="string">
            <text:p>Earth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125]+([.C125]-1)*20" office:value-type="float" office:value="60" calcext:value-type="float">
            <text:p>60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I$2:.$BK$82];2); &quot;0#%&quot;)" office:value-type="string" office:string-value="70%" calcext:value-type="string">
            <text:p>70%</text:p>
          </table:table-cell>
          <table:table-cell table:formula="of:=TEXT(VLOOKUP([.E125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5   [30% - 50%] Emerald Magic Resistance" calcext:value-type="string">
            <text:p>2-5 <text:s text:c="2"/>[30% - 50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6]+([.C126]-1)*20" office:value-type="float" office:value="25" calcext:value-type="float">
            <text:p>25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2];2); &quot;0#%&quot;)" office:value-type="string" office:string-value="30%" calcext:value-type="string">
            <text:p>30%</text:p>
          </table:table-cell>
          <table:table-cell table:formula="of:=TEXT(VLOOKUP([.E126];[.$BI$2:.$BK$82];3);  &quot;0#%&quot;)" office:value-type="string" office:string-value="50%" calcext:value-type="string">
            <text:p>5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4   [29% - 48%] Fear Resistance" calcext:value-type="string">
            <text:p>2-4 <text:s text:c="2"/>[29% - 48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27]+([.C127]-1)*20" office:value-type="float" office:value="24" calcext:value-type="float">
            <text:p>24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I$2:.$BK$82];2); &quot;0#%&quot;)" office:value-type="string" office:string-value="29%" calcext:value-type="string">
            <text:p>29%</text:p>
          </table:table-cell>
          <table:table-cell table:formula="of:=TEXT(VLOOKUP([.E127];[.$BI$2:.$BK$82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6  [16% - 32%] Flesh Magic Resistance" calcext:value-type="string">
            <text:p>1-16 <text:s/>[16% - 3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28]+([.C128]-1)*20" office:value-type="float" office:value="16" calcext:value-type="float">
            <text:p>16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I$2:.$BK$82];2); &quot;0#%&quot;)" office:value-type="string" office:string-value="16%" calcext:value-type="string">
            <text:p>16%</text:p>
          </table:table-cell>
          <table:table-cell table:formula="of:=TEXT(VLOOKUP([.E128];[.$BI$2:.$BK$82];3);  &quot;0#%&quot;)" office:value-type="string" office:string-value="32%" calcext:value-type="string">
            <text:p>3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9]+([.C129]-1)*20" office:value-type="float" office:value="1" calcext:value-type="float">
            <text:p>1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I$2:.$BK$82];2); &quot;0#%&quot;)" office:value-type="string" office:string-value="05%" calcext:value-type="string">
            <text:p>05%</text:p>
          </table:table-cell>
          <table:table-cell table:formula="of:=TEXT(VLOOKUP([.E129];[.$BI$2:.$BK$82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2];2); &quot;0#%&quot;)" office:value-type="string" office:string-value="45%" calcext:value-type="string">
            <text:p>45%</text:p>
          </table:table-cell>
          <table:table-cell table:formula="of:=TEXT(VLOOKUP([.E130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2];2); &quot;0#%&quot;)" office:value-type="string" office:string-value="45%" calcext:value-type="string">
            <text:p>45%</text:p>
          </table:table-cell>
          <table:table-cell table:formula="of:=TEXT(VLOOKUP([.E131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3-29  [79% - 95%] Heat Resistance" calcext:value-type="string">
            <text:p>3-29 <text:s/>[79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table:style-name="ce13" table:formula="of:=[.D132]+([.C132]-1)*20" office:value-type="float" office:value="69" calcext:value-type="float">
            <text:p>69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2];2); &quot;0#%&quot;)" office:value-type="string" office:string-value="79%" calcext:value-type="string">
            <text:p>79%</text:p>
          </table:table-cell>
          <table:table-cell table:formula="of:=TEXT(VLOOKUP([.E132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14  [64% - 95%] Ice Resistance" calcext:value-type="string">
            <text:p>3-14 <text:s/>[64% - 95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33]+([.C133]-1)*20" office:value-type="float" office:value="54" calcext:value-type="float">
            <text:p>54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I$2:.$BK$82];2); &quot;0#%&quot;)" office:value-type="string" office:string-value="64%" calcext:value-type="string">
            <text:p>64%</text:p>
          </table:table-cell>
          <table:table-cell table:formula="of:=TEXT(VLOOKUP([.E133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13  [63% - 95%] Lava Magic Resistance" calcext:value-type="string">
            <text:p>3-13 <text:s/>[63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4]+([.C134]-1)*20" office:value-type="float" office:value="53" calcext:value-type="float">
            <text:p>53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I$2:.$BK$82];2); &quot;0#%&quot;)" office:value-type="string" office:string-value="63%" calcext:value-type="string">
            <text:p>63%</text:p>
          </table:table-cell>
          <table:table-cell table:formula="of:=TEXT(VLOOKUP([.E134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6  [66% - 95%] Light Magic Resistance" calcext:value-type="string">
            <text:p>3-16 <text:s/>[66% - 95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35]+([.C135]-1)*20" office:value-type="float" office:value="56" calcext:value-type="float">
            <text:p>56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2];2); &quot;0#%&quot;)" office:value-type="string" office:string-value="66%" calcext:value-type="string">
            <text:p>66%</text:p>
          </table:table-cell>
          <table:table-cell table:formula="of:=TEXT(VLOOKUP([.E135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15  [65% - 95%] Lightning Resistance" calcext:value-type="string">
            <text:p>3-15 <text:s/>[65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36]+([.C136]-1)*20" office:value-type="float" office:value="55" calcext:value-type="float">
            <text:p>55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I$2:.$BK$82];2); &quot;0#%&quot;)" office:value-type="string" office:string-value="65%" calcext:value-type="string">
            <text:p>65%</text:p>
          </table:table-cell>
          <table:table-cell table:formula="of:=TEXT(VLOOKUP([.E136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8   [58% - 95%] Mana Drain Resistance" calcext:value-type="string">
            <text:p>3-8 <text:s text:c="2"/>[58% - 95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8]+([.C138]-1)*20" office:value-type="float" office:value="48" calcext:value-type="float">
            <text:p>48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I$2:.$BK$82];2); &quot;0#%&quot;)" office:value-type="string" office:string-value="58%" calcext:value-type="string">
            <text:p>58%</text:p>
          </table:table-cell>
          <table:table-cell table:formula="of:=TEXT(VLOOKUP([.E138];[.$BI$2:.$BK$82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9]+([.C139]-1)*20" office:value-type="float" office:value="58" calcext:value-type="float">
            <text:p>58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2];2); &quot;0#%&quot;)" office:value-type="string" office:string-value="68%" calcext:value-type="string">
            <text:p>68%</text:p>
          </table:table-cell>
          <table:table-cell table:formula="of:=TEXT(VLOOKUP([.E139];[.$BI$2:.$BK$82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0]+([.C140]-1)*20" office:value-type="float" office:value="40" calcext:value-type="float">
            <text:p>40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I$2:.$BK$82];2); &quot;0#%&quot;)" office:value-type="string" office:string-value="45%" calcext:value-type="string">
            <text:p>45%</text:p>
          </table:table-cell>
          <table:table-cell table:formula="of:=TEXT(VLOOKUP([.E140];[.$BI$2:.$BK$82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1]+([.C141]-1)*20" office:value-type="float" office:value="3" calcext:value-type="float">
            <text:p>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2];2); &quot;0#%&quot;)" office:value-type="string" office:string-value="06%" calcext:value-type="string">
            <text:p>06%</text:p>
          </table:table-cell>
          <table:table-cell table:formula="of:=TEXT(VLOOKUP([.E141];[.$BI$2:.$BK$82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3-4   [54% - 88%] Pain Tolerance" calcext:value-type="string">
            <text:p>3-4 <text:s text:c="2"/>[54% - 88%] Pain Tolerance</text:p>
          </table:table-cell>
          <table:table-cell office:value-type="string" calcext:value-type="string">
            <text:p>Pain Toler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2]+([.C142]-1)*20" office:value-type="float" office:value="44" calcext:value-type="float">
            <text:p>44</text:p>
          </table:table-cell>
          <table:table-cell table:formula="of:=IF([.D142]&lt;10;&quot;  &quot;; &quot; &quot;)" office:value-type="string" office:string-value="  " calcext:value-type="string">
            <text:p><text:s text:c="2"/></text:p>
          </table:table-cell>
          <table:table-cell table:formula="of:=TEXT(VLOOKUP([.E142];[.$BI$2:.$BK$82];2); &quot;0#%&quot;)" office:value-type="string" office:string-value="54%" calcext:value-type="string">
            <text:p>54%</text:p>
          </table:table-cell>
          <table:table-cell table:formula="of:=TEXT(VLOOKUP([.E142];[.$BI$2:.$BK$82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2-3   [28% - 46%] Petrification Resistance" calcext:value-type="string">
            <text:p>2-3 <text:s text:c="2"/>[28% - 46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43]+([.C143]-1)*20" office:value-type="float" office:value="23" calcext:value-type="float">
            <text:p>23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2];2); &quot;0#%&quot;)" office:value-type="string" office:string-value="28%" calcext:value-type="string">
            <text:p>28%</text:p>
          </table:table-cell>
          <table:table-cell table:formula="of:=TEXT(VLOOKUP([.E143];[.$BI$2:.$BK$82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Poison Resistance" calcext:value-type="string">
            <text:p>3-4 <text:s text:c="2"/>[54% - 88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2];2); &quot;0#%&quot;)" office:value-type="string" office:string-value="54%" calcext:value-type="string">
            <text:p>54%</text:p>
          </table:table-cell>
          <table:table-cell table:formula="of:=TEXT(VLOOKUP([.E144];[.$BI$2:.$BK$82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6   [56% - 92%] Rot Resistance" calcext:value-type="string">
            <text:p>3-6 <text:s text:c="2"/>[56% - 92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45]+([.C145]-1)*20" office:value-type="float" office:value="46" calcext:value-type="float">
            <text:p>46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I$2:.$BK$82];2); &quot;0#%&quot;)" office:value-type="string" office:string-value="56%" calcext:value-type="string">
            <text:p>56%</text:p>
          </table:table-cell>
          <table:table-cell table:formula="of:=TEXT(VLOOKUP([.E145];[.$BI$2:.$BK$82];3);  &quot;0#%&quot;)" office:value-type="string" office:string-value="92%" calcext:value-type="string">
            <text:p>9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1-18  [18% - 36%] Ruby Magic Resistance" calcext:value-type="string">
            <text:p>1-18 <text:s/>[18% - 36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6]+([.C146]-1)*20" office:value-type="float" office:value="18" calcext:value-type="float">
            <text:p>18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2];2); &quot;0#%&quot;)" office:value-type="string" office:string-value="18%" calcext:value-type="string">
            <text:p>18%</text:p>
          </table:table-cell>
          <table:table-cell table:formula="of:=TEXT(VLOOKUP([.E146];[.$BI$2:.$BK$82];3);  &quot;0#%&quot;)" office:value-type="string" office:string-value="36%" calcext:value-type="string">
            <text:p>36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7]+([.C147]-1)*20" office:value-type="float" office:value="40" calcext:value-type="float">
            <text:p>40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2];2); &quot;0#%&quot;)" office:value-type="string" office:string-value="45%" calcext:value-type="string">
            <text:p>45%</text:p>
          </table:table-cell>
          <table:table-cell table:formula="of:=TEXT(VLOOKUP([.E147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16  [16% - 32%] Sapphire Magic Resistance" calcext:value-type="string">
            <text:p>1-16 <text:s/>[16% - 32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48]+([.C148]-1)*20" office:value-type="float" office:value="16" calcext:value-type="float">
            <text:p>16</text:p>
          </table:table-cell>
          <table:table-cell table:formula="of:=IF([.D148]&lt;10;&quot;  &quot;; &quot; &quot;)" office:value-type="string" office:string-value=" " calcext:value-type="string">
            <text:p><text:s/></text:p>
          </table:table-cell>
          <table:table-cell table:formula="of:=TEXT(VLOOKUP([.E148];[.$BI$2:.$BK$82];2); &quot;0#%&quot;)" office:value-type="string" office:string-value="16%" calcext:value-type="string">
            <text:p>16%</text:p>
          </table:table-cell>
          <table:table-cell table:formula="of:=TEXT(VLOOKUP([.E148];[.$BI$2:.$BK$82];3);  &quot;0#%&quot;)" office:value-type="string" office:string-value="32%" calcext:value-type="string">
            <text:p>32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9  [19% - 38%] Shadow Magic Resistance" calcext:value-type="string">
            <text:p>1-19 <text:s/>[19% - 3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149]+([.C149]-1)*20" office:value-type="float" office:value="19" calcext:value-type="float">
            <text:p>19</text:p>
          </table:table-cell>
          <table:table-cell table:formula="of:=IF([.D149]&lt;10;&quot;  &quot;; &quot; &quot;)" office:value-type="string" office:string-value=" " calcext:value-type="string">
            <text:p><text:s/></text:p>
          </table:table-cell>
          <table:table-cell table:formula="of:=TEXT(VLOOKUP([.E149];[.$BI$2:.$BK$82];2); &quot;0#%&quot;)" office:value-type="string" office:string-value="19%" calcext:value-type="string">
            <text:p>19%</text:p>
          </table:table-cell>
          <table:table-cell table:formula="of:=TEXT(VLOOKUP([.E149];[.$BI$2:.$BK$82];3);  &quot;0#%&quot;)" office:value-type="string" office:string-value="38%" calcext:value-type="string">
            <text:p>3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1-6   [07% - 12%] Silver Magic Resistance" calcext:value-type="string">
            <text:p>1-6 <text:s text:c="2"/>[07% - 12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50]+([.C150]-1)*20" office:value-type="float" office:value="6" calcext:value-type="float">
            <text:p>6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2];2); &quot;0#%&quot;)" office:value-type="string" office:string-value="07%" calcext:value-type="string">
            <text:p>07%</text:p>
          </table:table-cell>
          <table:table-cell table:formula="of:=TEXT(VLOOKUP([.E150];[.$BI$2:.$BK$82];3);  &quot;0#%&quot;)" office:value-type="string" office:string-value="12%" calcext:value-type="string">
            <text:p>12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2-7   [32% - 54%] Smoke Magic Resistance" calcext:value-type="string">
            <text:p>2-7 <text:s text:c="2"/>[32% - 54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51]+([.C151]-1)*20" office:value-type="float" office:value="27" calcext:value-type="float">
            <text:p>27</text:p>
          </table:table-cell>
          <table:table-cell table:formula="of:=IF([.D151]&lt;10;&quot;  &quot;; &quot; &quot;)" office:value-type="string" office:string-value="  " calcext:value-type="string">
            <text:p><text:s text:c="2"/></text:p>
          </table:table-cell>
          <table:table-cell table:formula="of:=TEXT(VLOOKUP([.E151];[.$BI$2:.$BK$82];2); &quot;0#%&quot;)" office:value-type="string" office:string-value="32%" calcext:value-type="string">
            <text:p>32%</text:p>
          </table:table-cell>
          <table:table-cell table:formula="of:=TEXT(VLOOKUP([.E151];[.$BI$2:.$BK$82];3);  &quot;0#%&quot;)" office:value-type="string" office:string-value="54%" calcext:value-type="string">
            <text:p>54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3-9   [59% - 95%] Soul Magic Resistance" calcext:value-type="string">
            <text:p>3-9 <text:s text:c="2"/>[59% - 95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52]+([.C152]-1)*20" office:value-type="float" office:value="49" calcext:value-type="float">
            <text:p>49</text:p>
          </table:table-cell>
          <table:table-cell table:formula="of:=IF([.D152]&lt;10;&quot;  &quot;; &quot; &quot;)" office:value-type="string" office:string-value="  " calcext:value-type="string">
            <text:p><text:s text:c="2"/></text:p>
          </table:table-cell>
          <table:table-cell table:formula="of:=TEXT(VLOOKUP([.E152];[.$BI$2:.$BK$82];2); &quot;0#%&quot;)" office:value-type="string" office:string-value="59%" calcext:value-type="string">
            <text:p>59%</text:p>
          </table:table-cell>
          <table:table-cell table:formula="of:=TEXT(VLOOKUP([.E152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3]+([.C153]-1)*20" office:value-type="float" office:value="18" calcext:value-type="float">
            <text:p>18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2];2); &quot;0#%&quot;)" office:value-type="string" office:string-value="18%" calcext:value-type="string">
            <text:p>18%</text:p>
          </table:table-cell>
          <table:table-cell table:formula="of:=TEXT(VLOOKUP([.E153];[.$BI$2:.$BK$82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3-19  [69% - 95%] Space Magic Resistance" calcext:value-type="string">
            <text:p>3-19 <text:s/>[69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154]+([.C154]-1)*20" office:value-type="float" office:value="59" calcext:value-type="float">
            <text:p>59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2];2); &quot;0#%&quot;)" office:value-type="string" office:string-value="69%" calcext:value-type="string">
            <text:p>69%</text:p>
          </table:table-cell>
          <table:table-cell table:formula="of:=TEXT(VLOOKUP([.E154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5];&quot;-&quot;;[.D155];[.F155];&quot; [&quot;; [.G155]; &quot; - &quot;; [.H155]; &quot;] &quot;;[.B155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5]+([.C155]-1)*20" office:value-type="float" office:value="40" calcext:value-type="float">
            <text:p>40</text:p>
          </table:table-cell>
          <table:table-cell table:formula="of:=IF([.D155]&lt;10;&quot;  &quot;; &quot; &quot;)" office:value-type="string" office:string-value=" " calcext:value-type="string">
            <text:p><text:s/></text:p>
          </table:table-cell>
          <table:table-cell table:formula="of:=TEXT(VLOOKUP([.E155];[.$BI$2:.$BK$82];2); &quot;0#%&quot;)" office:value-type="string" office:string-value="45%" calcext:value-type="string">
            <text:p>45%</text:p>
          </table:table-cell>
          <table:table-cell table:formula="of:=TEXT(VLOOKUP([.E155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7]+([.C157]-1)*20" office:value-type="float" office:value="40" calcext:value-type="float">
            <text:p>40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2];2); &quot;0#%&quot;)" office:value-type="string" office:string-value="45%" calcext:value-type="string">
            <text:p>45%</text:p>
          </table:table-cell>
          <table:table-cell table:formula="of:=TEXT(VLOOKUP([.E157];[.$BI$2:.$BK$82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20  [20% - 40%] Topaz Magic Resistance" calcext:value-type="string">
            <text:p>1-20 <text:s/>[20% - 40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D158]+([.C158]-1)*20" office:value-type="float" office:value="20" calcext:value-type="float">
            <text:p>20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2];2); &quot;0#%&quot;)" office:value-type="string" office:string-value="20%" calcext:value-type="string">
            <text:p>20%</text:p>
          </table:table-cell>
          <table:table-cell table:formula="of:=TEXT(VLOOKUP([.E158];[.$BI$2:.$BK$82];3);  &quot;0#%&quot;)" office:value-type="string" office:string-value="40%" calcext:value-type="string">
            <text:p>40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9]+([.C159]-1)*20" office:value-type="float" office:value="14" calcext:value-type="float">
            <text:p>14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2];2); &quot;0#%&quot;)" office:value-type="string" office:string-value="14%" calcext:value-type="string">
            <text:p>14%</text:p>
          </table:table-cell>
          <table:table-cell table:formula="of:=TEXT(VLOOKUP([.E159];[.$BI$2:.$BK$82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21  [71% - 95%] Void Magic Resistance" calcext:value-type="string">
            <text:p>3-21 <text:s/>[71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160]+([.C160]-1)*20" office:value-type="float" office:value="61" calcext:value-type="float">
            <text:p>61</text:p>
          </table:table-cell>
          <table:table-cell table:formula="of:=IF([.D160]&lt;10;&quot;  &quot;; &quot; &quot;)" office:value-type="string" office:string-value=" " calcext:value-type="string">
            <text:p><text:s/></text:p>
          </table:table-cell>
          <table:table-cell table:formula="of:=TEXT(VLOOKUP([.E160];[.$BI$2:.$BK$82];2); &quot;0#%&quot;)" office:value-type="string" office:string-value="71%" calcext:value-type="string">
            <text:p>71%</text:p>
          </table:table-cell>
          <table:table-cell table:formula="of:=TEXT(VLOOKUP([.E160];[.$BI$2:.$BK$82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1]+([.C161]-1)*20" office:value-type="float" office:value="44" calcext:value-type="float">
            <text:p>44</text:p>
          </table:table-cell>
          <table:table-cell table:formula="of:=IF([.D161]&lt;10;&quot;  &quot;; &quot; &quot;)" office:value-type="string" office:string-value="  " calcext:value-type="string">
            <text:p><text:s text:c="2"/></text:p>
          </table:table-cell>
          <table:table-cell table:formula="of:=TEXT(VLOOKUP([.E161];[.$BI$2:.$BK$82];2); &quot;0#%&quot;)" office:value-type="string" office:string-value="54%" calcext:value-type="string">
            <text:p>54%</text:p>
          </table:table-cell>
          <table:table-cell table:formula="of:=TEXT(VLOOKUP([.E161];[.$BI$2:.$BK$82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17  [67% - 95%] Wind Resistance" calcext:value-type="string">
            <text:p>3-17 <text:s/>[67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162]+([.C162]-1)*20" office:value-type="float" office:value="57" calcext:value-type="float">
            <text:p>57</text:p>
          </table:table-cell>
          <table:table-cell table:formula="of:=IF([.D162]&lt;10;&quot;  &quot;; &quot; &quot;)" office:value-type="string" office:string-value=" " calcext:value-type="string">
            <text:p><text:s/></text:p>
          </table:table-cell>
          <table:table-cell table:formula="of:=TEXT(VLOOKUP([.E162];[.$BI$2:.$BK$82];2); &quot;0#%&quot;)" office:value-type="string" office:string-value="67%" calcext:value-type="string">
            <text:p>67%</text:p>
          </table:table-cell>
          <table:table-cell table:formula="of:=TEXT(VLOOKUP([.E162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3];&quot;-&quot;;[.D163];[.F163];&quot; [&quot;; [.G163]; &quot; - &quot;; [.H163]; &quot;] &quot;;[.B163])" office:value-type="string" office:string-value="3-11  [61% - 95%] Wood Magic Resistance" calcext:value-type="string">
            <text:p>3-11 <text:s/>[61% - 95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63]+([.C163]-1)*20" office:value-type="float" office:value="51" calcext:value-type="float">
            <text:p>51</text:p>
          </table:table-cell>
          <table:table-cell table:formula="of:=IF([.D163]&lt;10;&quot;  &quot;; &quot; &quot;)" office:value-type="string" office:string-value=" " calcext:value-type="string">
            <text:p><text:s/></text:p>
          </table:table-cell>
          <table:table-cell table:formula="of:=TEXT(VLOOKUP([.E163];[.$BI$2:.$BK$82];2); &quot;0#%&quot;)" office:value-type="string" office:string-value="61%" calcext:value-type="string">
            <text:p>61%</text:p>
          </table:table-cell>
          <table:table-cell table:formula="of:=TEXT(VLOOKUP([.E163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5]; [.C165])" office:value-type="string" office:string-value="11 1st tier" calcext:value-type="string">
            <text:p>11 1st tier</text:p>
          </table:table-cell>
          <table:table-cell table:formula="of:=COUNTIF([.$C$107:.$C$163];&quot;=1&quot;)" office:value-type="float" office:value="11" calcext:value-type="float">
            <text:p>11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22 2nd tier" calcext:value-type="string">
            <text:p>22 2nd tier</text:p>
          </table:table-cell>
          <table:table-cell table:formula="of:=COUNTIF([.$C$107:.$C$163];&quot;=2&quot;)" office:value-type="float" office:value="22" calcext:value-type="float">
            <text:p>22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7]; [.C167])" office:value-type="string" office:string-value="21 3rd tier" calcext:value-type="string">
            <text:p>21 3rd tier</text:p>
          </table:table-cell>
          <table:table-cell table:formula="of:=COUNTIF([.$C$107:.$C$163];&quot;=3&quot;)" office:value-type="float" office:value="21" calcext:value-type="float">
            <text:p>21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9:.G169])" office:value-type="string" office:string-value="Ash Density: 43 x 5% = 215%" calcext:value-type="string">
            <text:p>Ash Density: 43 x 5% = 215%</text:p>
          </table:table-cell>
          <table:table-cell office:value-type="string" calcext:value-type="string">
            <text:p>Ash Density: </text:p>
          </table:table-cell>
          <table:table-cell table:formula="of:=([.B167]+[.B166])" office:value-type="float" office:value="43" calcext:value-type="float">
            <text:p>43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215%" calcext:value-type="string">
            <text:p>215%</text:p>
          </table:table-cell>
          <table:table-cell table:number-columns-repeated="1017"/>
        </table:table-row>
        <table:table-row table:style-name="ro1">
          <table:table-cell table:formula="of:=COM.MICROSOFT.CONCAT([.B170:.G170])" office:value-type="string" office:string-value="Ash Speed:   21 x 5% = 105%" calcext:value-type="string">
            <text:p>Ash Speed: <text:s text:c="2"/>21 x 5% = 105%</text:p>
          </table:table-cell>
          <table:table-cell office:value-type="string" calcext:value-type="string">
            <text:p>Ash Speed: <text:s text:c="2"/></text:p>
          </table:table-cell>
          <table:table-cell table:formula="of:=[.B167]" office:value-type="float" office:value="21" calcext:value-type="float">
            <text:p>2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70]*[.E170]; &quot;###,#%&quot;)" office:value-type="string" office:string-value="105%" calcext:value-type="string">
            <text:p>10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2:.O172])" office:value-type="string" office:string-value="Weight:   769.4 kgs   [1,696.2 lbs] [0.85 tons]" calcext:value-type="string">
            <text:p>Weight: <text:s text:c="2"/>769.4 kgs <text:s text:c="2"/>[1,696.2 lbs] [0.85 tons]</text:p>
          </table:table-cell>
          <table:table-cell office:value-type="string" calcext:value-type="string">
            <text:p>Weight:</text:p>
          </table:table-cell>
          <table:table-cell table:formula="of:=REPT(&quot; &quot;; LEN([.D173])-LEN([.D172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69.4" calcext:value-type="string">
            <text:p>769.4</text:p>
          </table:table-cell>
          <table:table-cell office:value-type="string" calcext:value-type="string">
            <text:p><text:s/>kgs</text:p>
          </table:table-cell>
          <table:table-cell table:formula="of:=REPT(&quot; &quot;; LEN([.H173])-LEN([.H172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96.2" calcext:value-type="string">
            <text:p>1,696.2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5" calcext:value-type="string">
            <text:p>0.85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3:.O173])" office:value-type="string" office:string-value="Maxed: 65,398.3 kgs [144,178.4 lbs] [72.09 tons]" calcext:value-type="string">
            <text:p>Maxed: 65,398.3 kgs [144,178.4 lbs] [72.09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5,398.3" calcext:value-type="string">
            <text:p>65,398.3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4,178.4" calcext:value-type="string">
            <text:p>144,178.4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2.09" calcext:value-type="string">
            <text:p>72.09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8]; &quot; + &quot;; [.D178]; &quot; + &quot;; [.E178]; &quot; = &quot;; [.F178]; &quot;) more dense - &quot;; [.B45] ;&quot; 2nd&quot;)" office:value-type="string" office:string-value="        Muscles are (315% + 220% + 55% = 590%) more dense - Avatar of Ash [E] 2nd" calcext:value-type="string">
            <text:p><text:s text:c="8"/>Muscles are (315% + 220% + 55% = 590%) more dense - Avatar of Ash [E] 2nd</text:p>
          </table:table-cell>
          <table:table-cell/>
          <table:table-cell table:formula="of:=TEXT([.B167]*15%;&quot;%&quot;)" office:value-type="string" office:string-value="315%" calcext:value-type="string">
            <text:p>315%</text:p>
          </table:table-cell>
          <table:table-cell table:formula="of:=TEXT([.B166]*10%;&quot;%&quot;)" office:value-type="string" office:string-value="220%" calcext:value-type="string">
            <text:p>220%</text:p>
          </table:table-cell>
          <table:table-cell table:formula="of:=TEXT([.B165]*5%;&quot;%&quot;)" office:value-type="string" office:string-value="55%" calcext:value-type="string">
            <text:p>55%</text:p>
          </table:table-cell>
          <table:table-cell table:formula="of:=TEXT([.C178]+[.D178]+[.E178]; &quot;###,#%&quot;)" office:value-type="string" office:string-value="590%" calcext:value-type="string">
            <text:p>590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[E] 2nd" calcext:value-type="string">
            <text:p><text:s text:c="8"/>The fires flowing through you have hardened your bones and muscles - Primordial Flesh [E]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8]; &quot;] more dense.&quot;)" office:value-type="string" office:string-value="                [590%] more dense." calcext:value-type="string">
            <text:p><text:s text:c="16"/>[590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607" calcext:value-type="float">
            <text:p>607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4:.$E$216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604" calcext:value-type="float">
            <text:p>604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4:.$E$216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96" calcext:value-type="float">
            <text:p>596</text:p>
          </table:table-cell>
          <table:table-cell table:formula="of:=LEN([.D216])" office:value-type="float" office:value="3" calcext:value-type="float">
            <text:p>3</text:p>
          </table:table-cell>
          <table:table-cell table:formula="of:=REPT(&quot; &quot;; MAX([.$E$214:.$E$216])-[.E21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3:.$M$231])-[.M223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3:.$M$231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883.5" calcext:value-type="string">
            <text:p>8,883.5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8:.$K$230])-[.K228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3:.$M$231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500" calcext:value-type="float">
            <text:p>50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925.0" calcext:value-type="string">
            <text:p>3,925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7" calcext:value-type="float">
            <text:p>7</text:p>
          </table:table-cell>
          <table:table-cell table:formula="of:=REPT(&quot; &quot;; MAX([.$K$228:.$K$230])-[.K229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3:.$M$231])-[.M229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2000" calcext:value-type="float">
            <text:p>20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32,600.0" calcext:value-type="string">
            <text:p>32,600.0</text:p>
          </table:table-cell>
          <table:table-cell office:value-type="string" calcext:value-type="string">
            <text:p>]</text:p>
          </table:table-cell>
          <table:table-cell/>
          <table:table-cell table:formula="of:=LEN([.H230])" office:value-type="float" office:value="8" calcext:value-type="float">
            <text:p>8</text:p>
          </table:table-cell>
          <table:table-cell table:formula="of:=REPT(&quot; &quot;; MAX([.$K$228:.$K$230])-[.K230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3:.$M$231])-[.M230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3:.$M$231])-[.M231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514.0%" calcext:value-type="string">
            <text:p>5,514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6,264.0%" calcext:value-type="string">
            <text:p>6,264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310.0%" calcext:value-type="string">
            <text:p>2,310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940.0%" calcext:value-type="string">
            <text:p>1,94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8,160" calcext:value-type="string">
            <text:p>68,160</text:p>
          </table:table-cell>
          <table:table-cell table:formula="of:=LEN([.C238])" office:value-type="float" office:value="6" calcext:value-type="float">
            <text:p>6</text:p>
          </table:table-cell>
          <table:table-cell table:formula="of:=REPT(&quot; &quot;;MAX([.$D$238:.$D$240])-[.D238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5,300" calcext:value-type="string">
            <text:p>5,300</text:p>
          </table:table-cell>
          <table:table-cell table:formula="of:=LEN([.C239])" office:value-type="float" office:value="5" calcext:value-type="float">
            <text:p>5</text:p>
          </table:table-cell>
          <table:table-cell table:formula="of:=REPT(&quot; &quot;;MAX([.$D$238:.$D$240])-[.D239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26,000" calcext:value-type="string">
            <text:p>126,000</text:p>
          </table:table-cell>
          <table:table-cell table:formula="of:=LEN([.C240])" office:value-type="float" office:value="7" calcext:value-type="float">
            <text:p>7</text:p>
          </table:table-cell>
          <table:table-cell table:formula="of:=REPT(&quot; &quot;;MAX([.$D$238:.$D$240])-[.D24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6%" calcext:value-type="string">
            <text:p>0.36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48.7" calcext:value-type="string">
            <text:p>248.7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74.1" calcext:value-type="string">
            <text:p>274.1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50%" calcext:value-type="string">
            <text:p>0.50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42.4" calcext:value-type="string">
            <text:p>342.4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199.1" calcext:value-type="string">
            <text:p>199.1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8%" calcext:value-type="string">
            <text:p>0.38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483.0" calcext:value-type="string">
            <text:p>483.0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60.9" calcext:value-type="string">
            <text:p>260.9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6%" calcext:value-type="string">
            <text:p>0.46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583.2" calcext:value-type="string">
            <text:p>583.2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16.1" calcext:value-type="string">
            <text:p>216.1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806%" calcext:value-type="string">
            <text:p>98.806%</text:p>
          </table:table-cell>
          <table:table-cell table:formula="of:=REPT(&quot; &quot;;MAX([.$K$248:.$K$249])-[.K24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48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83.84" calcext:value-type="string">
            <text:p>83.84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7" calcext:value-type="float">
            <text:p>7</text:p>
          </table:table-cell>
          <table:table-cell table:formula="of:=LEN([.H248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714,704.8" calcext:value-type="string">
            <text:p>5,714,704.8</text:p>
          </table:table-cell>
          <table:table-cell table:formula="of:=REPT(&quot; &quot;;MAX([.$K$248:.$K$249])-[.K24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49])">
            <text:p/>
          </table:table-cell>
          <table:table-cell table:formula="of:=TEXT([.S13]*(1+[.$AZ$22]);&quot;#,##0.00&quot;)" office:value-type="string" office:string-value="285.74" calcext:value-type="string">
            <text:p>285.74</text:p>
          </table:table-cell>
          <table:table-cell office:value-type="string" calcext:value-type="string">
            <text:p>]</text:p>
          </table:table-cell>
          <table:table-cell/>
          <table:table-cell table:formula="of:=LEN([.D249])" office:value-type="float" office:value="11" calcext:value-type="float">
            <text:p>11</text:p>
          </table:table-cell>
          <table:table-cell table:formula="of:=LEN([.H249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901%" calcext:value-type="string">
            <text:p>98.901%</text:p>
          </table:table-cell>
          <table:table-cell table:formula="of:=REPT(&quot; &quot;;MAX([.$K$248:.$K$249])-[.K251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51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91.03" calcext:value-type="string">
            <text:p>91.03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7" calcext:value-type="float">
            <text:p>7</text:p>
          </table:table-cell>
          <table:table-cell table:formula="of:=LEN([.H251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6,204,604.8" calcext:value-type="string">
            <text:p>6,204,604.8</text:p>
          </table:table-cell>
          <table:table-cell table:formula="of:=REPT(&quot; &quot;;MAX([.$K$248:.$K$249])-[.K252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52])">
            <text:p/>
          </table:table-cell>
          <table:table-cell table:formula="of:=TEXT([.S16]*(1+[.$AZ$22]);&quot;#,##0.00&quot;)" office:value-type="string" office:string-value="310.23" calcext:value-type="string">
            <text:p>310.23</text:p>
          </table:table-cell>
          <table:table-cell office:value-type="string" calcext:value-type="string">
            <text:p>]</text:p>
          </table:table-cell>
          <table:table-cell/>
          <table:table-cell table:formula="of:=LEN([.D252])" office:value-type="float" office:value="11" calcext:value-type="float">
            <text:p>11</text:p>
          </table:table-cell>
          <table:table-cell table:formula="of:=LEN([.H252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5:.E284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4]-[.E255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9" calcext:value-type="float">
            <text:p>29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5];&quot;.0&quot;)" office:value-type="string" office:string-value="19.5" calcext:value-type="string">
            <text:p>19.5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19.5" calcext:value-type="float">
            <text:p>19.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4]-[.E256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" calcext:value-type="string">
            <text:p><text:s text:c="5"/></text:p>
          </table:table-cell>
          <table:table-cell table:formula="of:=IF([.N25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4]-[.E257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9" calcext:value-type="float">
            <text:p>29</text:p>
          </table:table-cell>
          <table:table-cell/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" calcext:value-type="string">
            <text:p><text:s text:c="9"/></text:p>
          </table:table-cell>
          <table:table-cell table:formula="of:=IF([.N257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4]; TEXT([.M27];&quot;#,##0.0%&quot;))" office:value-type="string" office:string-value="84.5% =&gt; 845.0%" calcext:value-type="string">
            <text:p>84.5% =&gt; 84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4]-[.E258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26" calcext:value-type="float">
            <text:p>26</text:p>
          </table:table-cell>
          <table:table-cell/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" calcext:value-type="string">
            <text:p><text:s text:c="20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4]-[.E259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29" calcext:value-type="float">
            <text:p>29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" calcext:value-type="string">
            <text:p><text:s text:c="13"/></text:p>
          </table:table-cell>
          <table:table-cell table:formula="of:=IF([.N25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4]-[.E260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/>
          <table:table-cell table:formula="of:=IF([.I260]&lt;10; &quot;  &quot;; &quot; &quot;)" office:value-type="string" office:string-value=" " calcext:value-type="string">
            <text:p><text:s/></text:p>
          </table:table-cell>
          <table:table-cell table:formula="of:=REPT(&quot; &quot;; [.F260])" office:value-type="string" office:string-value="              " calcext:value-type="string">
            <text:p><text:s text:c="14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4]; TEXT([.AW30];&quot;#,##0.0%&quot;))" office:value-type="string" office:string-value="55.0% =&gt; 770.0%" calcext:value-type="string">
            <text:p>55.0% =&gt; 77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4]; TEXT([.M30];&quot;#,##0.0%&quot;))" office:value-type="string" office:string-value="135.0% =&gt; 1,890.0%" calcext:value-type="string">
            <text:p>135.0% =&gt; 1,89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4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4]-[.E261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" calcext:value-type="string">
            <text:p><text:s text:c="11"/></text:p>
          </table:table-cell>
          <table:table-cell table:formula="of:=IF([.N261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4]; TEXT([.M31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8.50%" calcext:value-type="string">
            <text:p>8.50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20" calcext:value-type="float">
            <text:p>20</text:p>
          </table:table-cell>
          <table:table-cell table:formula="of:=[.$E$254]-[.E262]+1+IF([.K32]&lt;10;1;0)" office:value-type="float" office:value="11" calcext:value-type="float">
            <text:p>1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4" calcext:value-type="float">
            <text:p>4</text:p>
          </table:table-cell>
          <table:table-cell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formula="of:=REPT(&quot; &quot;; [.F262])" office:value-type="string" office:string-value="           " calcext:value-type="string">
            <text:p><text:s text:c="11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7" calcext:value-type="float">
            <text:p>17</text:p>
          </table:table-cell>
          <table:table-cell table:formula="of:=[.$E$254]-[.E263]+1+IF([.K33]&lt;10;1;0)" office:value-type="float" office:value="14" calcext:value-type="float">
            <text:p>14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9" calcext:value-type="float">
            <text:p>9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     " calcext:value-type="string">
            <text:p><text:s text:c="14"/></text:p>
          </table:table-cell>
          <table:table-cell table:formula="of:=IF([.N26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4]-[.E264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7" calcext:value-type="float">
            <text:p>27</text:p>
          </table:table-cell>
          <table:table-cell/>
          <table:table-cell table:formula="of:=IF([.I264]&lt;10; &quot;  &quot;; &quot; &quot;)" office:value-type="string" office:string-value=" " calcext:value-type="string">
            <text:p><text:s/></text:p>
          </table:table-cell>
          <table:table-cell table:formula="of:=REPT(&quot; &quot;; [.F264])" office:value-type="string" office:string-value="         " calcext:value-type="string">
            <text:p><text:s text:c="9"/></text:p>
          </table:table-cell>
          <table:table-cell table:formula="of:=IF([.N264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25.0%" calcext:value-type="string">
            <text:p>125.0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>
            <text:p/>
          </table:table-cell>
          <table:table-cell table:formula="of:=IF([.N26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4]-[.E267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/>
          <table:table-cell table:formula="of:=IF([.I267]&lt;10; &quot;  &quot;; &quot; &quot;)" office:value-type="string" office:string-value=" " calcext:value-type="string">
            <text:p><text:s/></text:p>
          </table:table-cell>
          <table:table-cell table:formula="of:=REPT(&quot; &quot;; [.F267])" office:value-type="string" office:string-value="        " calcext:value-type="string">
            <text:p><text:s text:c="8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4]; TEXT([.M37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4]-[.E268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27" calcext:value-type="float">
            <text:p>27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         " calcext:value-type="string">
            <text:p><text:s text:c="17"/></text:p>
          </table:table-cell>
          <table:table-cell table:formula="of:=IF([.N268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4]; TEXT([.M38];&quot;#,##0.0%&quot;))" office:value-type="string" office:string-value="68.5% =&gt; 685.0%" calcext:value-type="string">
            <text:p>68.5% =&gt; 685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4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8" calcext:value-type="float">
            <text:p>28</text:p>
          </table:table-cell>
          <table:table-cell table:formula="of:=[.$E$254]-[.E269]+1+IF([.K39]&lt;10;1;0)" office:value-type="float" office:value="4" calcext:value-type="float">
            <text:p>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8" calcext:value-type="float">
            <text:p>8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" calcext:value-type="string">
            <text:p><text:s text:c="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4]-[.E270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29" calcext:value-type="float">
            <text:p>29</text:p>
          </table:table-cell>
          <table:table-cell/>
          <table:table-cell table:formula="of:=IF([.I270]&lt;10; &quot;  &quot;; &quot; &quot;)" office:value-type="string" office:string-value=" " calcext:value-type="string">
            <text:p><text:s/></text:p>
          </table:table-cell>
          <table:table-cell table:formula="of:=REPT(&quot; &quot;; [.F270])" office:value-type="string" office:string-value="              " calcext:value-type="string">
            <text:p><text:s text:c="14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4]-[.E271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29" calcext:value-type="float">
            <text:p>29</text:p>
          </table:table-cell>
          <table:table-cell/>
          <table:table-cell table:formula="of:=IF([.I271]&lt;10; &quot;  &quot;; &quot; &quot;)" office:value-type="string" office:string-value=" " calcext:value-type="string">
            <text:p><text:s/></text:p>
          </table:table-cell>
          <table:table-cell table:formula="of:=REPT(&quot; &quot;; [.F271])" office:value-type="string" office:string-value="               " calcext:value-type="string">
            <text:p><text:s text:c="15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4]-[.E272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23" calcext:value-type="float">
            <text:p>23</text:p>
          </table:table-cell>
          <table:table-cell/>
          <table:table-cell table:formula="of:=IF([.I272]&lt;10; &quot;  &quot;; &quot; &quot;)" office:value-type="string" office:string-value=" " calcext:value-type="string">
            <text:p><text:s/></text:p>
          </table:table-cell>
          <table:table-cell table:formula="of:=REPT(&quot; &quot;; [.F272])" office:value-type="string" office:string-value="  " calcext:value-type="string">
            <text:p><text:s text:c="2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4]-[.E273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6" calcext:value-type="float">
            <text:p>26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" calcext:value-type="string">
            <text:p><text:s text:c="16"/></text:p>
          </table:table-cell>
          <table:table-cell table:formula="of:=IF([.N27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54]-[.E274]+1+IF([.K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6" calcext:value-type="float">
            <text:p>6</text:p>
          </table:table-cell>
          <table:table-cell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4]; TEXT([.M44];&quot;#,##0.0%&quot;))" office:value-type="string" office:string-value="53.0% =&gt; 636.0%" calcext:value-type="string">
            <text:p>53.0% =&gt; 636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4]-[.E275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30" calcext:value-type="float">
            <text:p>30</text:p>
          </table:table-cell>
          <table:table-cell/>
          <table:table-cell table:formula="of:=IF([.I275]&lt;10; &quot;  &quot;; &quot; &quot;)" office:value-type="string" office:string-value=" " calcext:value-type="string">
            <text:p><text:s/></text:p>
          </table:table-cell>
          <table:table-cell table:formula="of:=REPT(&quot; &quot;; [.F275])" office:value-type="string" office:string-value="              " calcext:value-type="string">
            <text:p><text:s text:c="14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4]; TEXT([.M45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4]-[.E276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8" calcext:value-type="float">
            <text:p>28</text:p>
          </table:table-cell>
          <table:table-cell/>
          <table:table-cell table:formula="of:=IF([.I276]&lt;10; &quot;  &quot;; &quot; &quot;)" office:value-type="string" office:string-value=" " calcext:value-type="string">
            <text:p><text:s/></text:p>
          </table:table-cell>
          <table:table-cell table:formula="of:=REPT(&quot; &quot;; [.F276])" office:value-type="string" office:string-value="               " calcext:value-type="string">
            <text:p><text:s text:c="15"/></text:p>
          </table:table-cell>
          <table:table-cell table:formula="of:=IF([.N276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4]; TEXT([.M46];&quot;#,##0.0%&quot;))" office:value-type="string" office:string-value="84.0% =&gt; 840.0%" calcext:value-type="string">
            <text:p>84.0% =&gt; 84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formula="of:=REPT(&quot; &quot;; [.F278])">
            <text:p/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20" calcext:value-type="float">
            <text:p>20</text:p>
          </table:table-cell>
          <table:table-cell table:formula="of:=[.$E$254]-[.E279]+1+IF([.K49]&lt;10;1;0)" office:value-type="float" office:value="12" calcext:value-type="float">
            <text:p>12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5" calcext:value-type="float">
            <text:p>5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  " calcext:value-type="string">
            <text:p><text:s text:c="12"/></text:p>
          </table:table-cell>
          <table:table-cell table:formula="of:=IF([.N27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4]-[.E280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28" calcext:value-type="float">
            <text:p>28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" calcext:value-type="string">
            <text:p><text:s text:c="10"/></text:p>
          </table:table-cell>
          <table:table-cell table:formula="of:=IF([.N280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4]; TEXT([.M50];&quot;#,##0.0%&quot;))" office:value-type="string" office:string-value="74.0% =&gt; 962.0%" calcext:value-type="string">
            <text:p>74.0% =&gt; 962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80]; &quot;#.00%&quot;)" office:value-type="string" office:string-value="9.50%" calcext:value-type="string">
            <text:p>9.5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5" calcext:value-type="float">
            <text:p>15</text:p>
          </table:table-cell>
          <table:table-cell table:formula="of:=[.$E$254]-[.E281]+1+IF([.K51]&lt;10;1;0)" office:value-type="float" office:value="17" calcext:value-type="float">
            <text:p>17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22" calcext:value-type="float">
            <text:p>22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" calcext:value-type="string">
            <text:p><text:s text:c="17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6" calcext:value-type="float">
            <text:p>16</text:p>
          </table:table-cell>
          <table:table-cell table:formula="of:=[.$E$254]-[.E282]+1+IF([.K52]&lt;10;1;0)" office:value-type="float" office:value="16" calcext:value-type="float">
            <text:p>16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" calcext:value-type="float">
            <text:p>3</text:p>
          </table:table-cell>
          <table:table-cell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formula="of:=REPT(&quot; &quot;; [.F282])" office:value-type="string" office:string-value="                " calcext:value-type="string">
            <text:p><text:s text:c="16"/></text:p>
          </table:table-cell>
          <table:table-cell table:formula="of:=IF([.N28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20" calcext:value-type="float">
            <text:p>20</text:p>
          </table:table-cell>
          <table:table-cell table:style-name="ce21" table:formula="of:=[.$E$254]-[.E283]+1+IF([.K53]&lt;10;1;0)" office:value-type="float" office:value="11" calcext:value-type="float">
            <text:p>11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16" calcext:value-type="float">
            <text:p>16</text:p>
          </table:table-cell>
          <table:table-cell table:style-name="ce21"/>
          <table:table-cell table:style-name="ce21" table:formula="of:=IF([.I283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3])" office:value-type="string" office:string-value="           " calcext:value-type="string">
            <text:p><text:s text:c="11"/></text:p>
          </table:table-cell>
          <table:table-cell table:style-name="ce21" table:formula="of:=IF([.N283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4]; TEXT([.M53];&quot;#,##0.0%&quot;))" office:value-type="string" office:string-value="43.0% =&gt; 602.0%" calcext:value-type="string">
            <text:p>43.0% =&gt; 602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4]; TEXT([.AN53];&quot;#,##0.0%&quot;))" office:value-type="string" office:string-value="10.6% =&gt; 148.4%" calcext:value-type="string">
            <text:p>10.6% =&gt; 148.4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4]; TEXT([.AK53];&quot;#,##0.0%&quot;))" office:value-type="string" office:string-value="5.0% =&gt; 148.4%" calcext:value-type="string">
            <text:p>5.0% =&gt; 148.4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4]; TEXT([.AZ53];&quot;#,##0.0%&quot;))" office:value-type="string" office:string-value="17.2% =&gt; 240.8%" calcext:value-type="string">
            <text:p>17.2% =&gt; 240.8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3]);&quot;#.00%&quot;); [.$N$254]; TEXT((0.5%+0.05%*[.I283])*[.K53];&quot;#.00%&quot;))" office:value-type="string" office:string-value="1.30% =&gt; 18.20%" calcext:value-type="string">
            <text:p>1.30% =&gt; 18.2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4]-[.E284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22" calcext:value-type="float">
            <text:p>22</text:p>
          </table:table-cell>
          <table:table-cell/>
          <table:table-cell table:formula="of:=IF([.I284]&lt;10; &quot;  &quot;; &quot; &quot;)" office:value-type="string" office:string-value=" " calcext:value-type="string">
            <text:p><text:s/></text:p>
          </table:table-cell>
          <table:table-cell table:formula="of:=REPT(&quot; &quot;; [.F284])" office:value-type="string" office:string-value="         " calcext:value-type="string">
            <text:p><text:s text:c="9"/></text:p>
          </table:table-cell>
          <table:table-cell table:formula="of:=IF([.N28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760" calcext:value-type="float">
            <text:p>2760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23:32:49.5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11-11T01:20:25.118000000</dc:date>
    <meta:generator>LibreOffice/7.0.5.2$Windows_X86_64 LibreOffice_project/64390860c6cd0aca4beafafcfd84613dd9dfb63a</meta:generator>
    <meta:editing-duration>P2DT3H15M37S</meta:editing-duration>
    <meta:editing-cycles>214</meta:editing-cycles>
    <meta:document-statistic meta:table-count="1" meta:cell-count="2174" meta:object-count="0"/>
    <meta:user-defined meta:name="AppVersion">16.0300</meta:user-defined>
  </office:meta>
</office:document-meta>
</file>